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21730c" officeooo:paragraph-rsid="002780e1"/>
    </style:style>
    <style:style style:name="P2" style:family="paragraph" style:parent-style-name="Text_20_body">
      <style:text-properties officeooo:rsid="0021730c" officeooo:paragraph-rsid="0029c6e1"/>
    </style:style>
    <style:style style:name="P3" style:family="paragraph" style:parent-style-name="Text_20_body">
      <style:text-properties officeooo:rsid="0021730c" officeooo:paragraph-rsid="002ba9f4"/>
    </style:style>
    <style:style style:name="P4" style:family="paragraph" style:parent-style-name="Table_20_Contents">
      <style:text-properties officeooo:rsid="004ac40e" officeooo:paragraph-rsid="004ac40e"/>
    </style:style>
    <style:style style:name="P5" style:family="paragraph" style:parent-style-name="Table_20_Contents">
      <style:text-properties officeooo:rsid="004b5045" officeooo:paragraph-rsid="004b5045"/>
    </style:style>
    <style:style style:name="P6" style:family="paragraph" style:parent-style-name="Table_20_Contents">
      <style:text-properties officeooo:rsid="004b8e12" officeooo:paragraph-rsid="004b8e12"/>
    </style:style>
    <style:style style:name="P7" style:family="paragraph" style:parent-style-name="Table_20_Contents">
      <style:text-properties officeooo:rsid="004b8e12" officeooo:paragraph-rsid="0050ef50"/>
    </style:style>
    <style:style style:name="P8" style:family="paragraph" style:parent-style-name="Table_20_Contents">
      <style:text-properties officeooo:rsid="004d324c" officeooo:paragraph-rsid="004d324c"/>
    </style:style>
    <style:style style:name="P9" style:family="paragraph" style:parent-style-name="Table_20_Contents">
      <style:text-properties officeooo:rsid="004ef794" officeooo:paragraph-rsid="004ef794"/>
    </style:style>
    <style:style style:name="P10" style:family="paragraph" style:parent-style-name="Table_20_Contents">
      <style:text-properties officeooo:rsid="0050ef50" officeooo:paragraph-rsid="0050ef50"/>
    </style:style>
    <style:style style:name="P11" style:family="paragraph" style:parent-style-name="Table_20_Contents">
      <style:text-properties officeooo:rsid="00513a96" officeooo:paragraph-rsid="00513a96"/>
    </style:style>
    <style:style style:name="P12" style:family="paragraph" style:parent-style-name="Table_20_Contents">
      <style:text-properties fo:font-weight="bold" officeooo:rsid="004ac40e" officeooo:paragraph-rsid="004ac40e" style:font-weight-asian="bold" style:font-weight-complex="bold"/>
    </style:style>
    <style:style style:name="P13" style:family="paragraph" style:parent-style-name="Table_20_Contents">
      <style:text-properties officeooo:rsid="005430ac" officeooo:paragraph-rsid="005430ac"/>
    </style:style>
    <style:style style:name="P14" style:family="paragraph" style:parent-style-name="Table_20_Contents">
      <style:text-properties officeooo:rsid="005430ac" officeooo:paragraph-rsid="006256f6"/>
    </style:style>
    <style:style style:name="P15" style:family="paragraph" style:parent-style-name="Table_20_Contents">
      <style:text-properties officeooo:rsid="0055bb3a" officeooo:paragraph-rsid="0055bb3a"/>
    </style:style>
    <style:style style:name="P16" style:family="paragraph" style:parent-style-name="Table_20_Contents">
      <style:text-properties officeooo:rsid="00589766" officeooo:paragraph-rsid="00589766"/>
    </style:style>
    <style:style style:name="P17" style:family="paragraph" style:parent-style-name="Table_20_Contents">
      <style:text-properties officeooo:rsid="005c09a2" officeooo:paragraph-rsid="005c09a2"/>
    </style:style>
    <style:style style:name="P18" style:family="paragraph" style:parent-style-name="Table_20_Contents">
      <style:text-properties officeooo:rsid="005ec863" officeooo:paragraph-rsid="005ec863"/>
    </style:style>
    <style:style style:name="P19" style:family="paragraph" style:parent-style-name="Table_20_Contents">
      <style:text-properties officeooo:rsid="00624493" officeooo:paragraph-rsid="00624493"/>
    </style:style>
    <style:style style:name="P20" style:family="paragraph" style:parent-style-name="Table_20_Contents">
      <style:text-properties officeooo:rsid="006256f6" officeooo:paragraph-rsid="006256f6"/>
    </style:style>
    <style:style style:name="P21" style:family="paragraph" style:parent-style-name="Text_20_body">
      <style:text-properties fo:font-size="12pt" officeooo:rsid="0016a255" officeooo:paragraph-rsid="00202624" style:font-size-asian="12pt" style:font-size-complex="12pt"/>
    </style:style>
    <style:style style:name="P22" style:family="paragraph" style:parent-style-name="Text_20_body">
      <style:text-properties fo:font-size="12pt" officeooo:rsid="00173dc0" officeooo:paragraph-rsid="001cb2c0" style:font-size-asian="12pt" style:font-size-complex="12pt"/>
    </style:style>
    <style:style style:name="P23" style:family="paragraph" style:parent-style-name="Text_20_body">
      <style:text-properties fo:font-size="12pt" officeooo:rsid="001e96d5" officeooo:paragraph-rsid="001e96d5" style:font-size-asian="12pt" style:font-size-complex="12pt"/>
    </style:style>
    <style:style style:name="P24" style:family="paragraph" style:parent-style-name="Text_20_body">
      <style:text-properties fo:font-size="12pt" officeooo:rsid="00f09e6f" officeooo:paragraph-rsid="00f09e6f" style:font-size-asian="12pt" style:font-size-complex="12pt"/>
    </style:style>
    <style:style style:name="P25" style:family="paragraph" style:parent-style-name="Text_20_body">
      <style:text-properties officeooo:rsid="002fa899" officeooo:paragraph-rsid="0033e868"/>
    </style:style>
    <style:style style:name="P26" style:family="paragraph" style:parent-style-name="Text_20_body">
      <style:text-properties officeooo:rsid="002fa899" officeooo:paragraph-rsid="0035c5d4"/>
    </style:style>
    <style:style style:name="P27" style:family="paragraph" style:parent-style-name="Text_20_body">
      <style:text-properties officeooo:rsid="002fa899" officeooo:paragraph-rsid="0037e13b"/>
    </style:style>
    <style:style style:name="P28" style:family="paragraph" style:parent-style-name="Text_20_body">
      <style:text-properties officeooo:rsid="0035c5d4" officeooo:paragraph-rsid="0035c5d4"/>
    </style:style>
    <style:style style:name="P29" style:family="paragraph" style:parent-style-name="Text_20_body">
      <style:text-properties officeooo:rsid="004238f6" officeooo:paragraph-rsid="004238f6"/>
    </style:style>
    <style:style style:name="P30" style:family="paragraph" style:parent-style-name="Text_20_body">
      <style:text-properties officeooo:rsid="00424d46" officeooo:paragraph-rsid="00424d46"/>
    </style:style>
    <style:style style:name="P31" style:family="paragraph" style:parent-style-name="Text_20_body">
      <style:text-properties officeooo:rsid="00461bcb" officeooo:paragraph-rsid="00461bcb"/>
    </style:style>
    <style:style style:name="P32" style:family="paragraph" style:parent-style-name="Text_20_body">
      <style:text-properties officeooo:rsid="0049da05" officeooo:paragraph-rsid="0049da05"/>
    </style:style>
    <style:style style:name="P33" style:family="paragraph" style:parent-style-name="Text_20_body">
      <style:text-properties officeooo:rsid="0049f2cc" officeooo:paragraph-rsid="004ac40e"/>
    </style:style>
    <style:style style:name="P34" style:family="paragraph" style:parent-style-name="Text_20_body">
      <style:text-properties style:font-name="Liberation Serif" officeooo:rsid="0029c6e1" officeooo:paragraph-rsid="0029c6e1"/>
    </style:style>
    <style:style style:name="P35" style:family="paragraph" style:parent-style-name="Text_20_body">
      <style:text-properties style:font-name="Liberation Serif" officeooo:rsid="006cf92f" officeooo:paragraph-rsid="004ac40e"/>
    </style:style>
    <style:style style:name="P36" style:family="paragraph" style:parent-style-name="Text_20_body">
      <style:text-properties style:font-name="Liberation Serif" officeooo:rsid="006cf92f" officeooo:paragraph-rsid="006d5100"/>
    </style:style>
    <style:style style:name="P37" style:family="paragraph" style:parent-style-name="Text_20_body">
      <style:text-properties style:font-name="Liberation Serif" officeooo:rsid="006d5100" officeooo:paragraph-rsid="006f1bbb"/>
    </style:style>
    <style:style style:name="P38" style:family="paragraph" style:parent-style-name="Text_20_body">
      <style:text-properties style:font-name="Liberation Serif" officeooo:rsid="00a9bd53" officeooo:paragraph-rsid="00a9bd53"/>
    </style:style>
    <style:style style:name="P39" style:family="paragraph" style:parent-style-name="Text_20_body">
      <style:text-properties style:font-name="Liberation Serif" officeooo:rsid="00c09fe2" officeooo:paragraph-rsid="00c5d5d8"/>
    </style:style>
    <style:style style:name="P40" style:family="paragraph" style:parent-style-name="Text_20_body">
      <style:text-properties style:font-name="Liberation Serif" officeooo:rsid="00c40122" officeooo:paragraph-rsid="00c40122"/>
    </style:style>
    <style:style style:name="P41" style:family="paragraph" style:parent-style-name="Text_20_body">
      <style:text-properties style:font-name="Liberation Serif1" officeooo:rsid="0029c6e1" officeooo:paragraph-rsid="002ba9f4"/>
    </style:style>
    <style:style style:name="P42" style:family="paragraph" style:parent-style-name="Text_20_body">
      <style:text-properties style:font-name="Liberation Serif1" officeooo:rsid="007cb899" officeooo:paragraph-rsid="007d9774"/>
    </style:style>
    <style:style style:name="P43" style:family="paragraph" style:parent-style-name="Table_20_Contents">
      <style:text-properties style:font-name="Liberation Serif1" officeooo:rsid="00d534ed" officeooo:paragraph-rsid="00d534ed"/>
    </style:style>
    <style:style style:name="P44" style:family="paragraph" style:parent-style-name="Table_20_Contents">
      <style:text-properties style:font-name="Liberation Serif1" officeooo:rsid="00d57de4" officeooo:paragraph-rsid="00d57de4"/>
    </style:style>
    <style:style style:name="P45" style:family="paragraph" style:parent-style-name="Table_20_Contents">
      <style:text-properties style:font-name="Liberation Serif1" officeooo:rsid="00d71be9" officeooo:paragraph-rsid="00d71be9"/>
    </style:style>
    <style:style style:name="P46" style:family="paragraph" style:parent-style-name="Table_20_Contents">
      <style:text-properties style:font-name="Liberation Serif1" fo:font-weight="bold" officeooo:rsid="00d534ed" officeooo:paragraph-rsid="00d534ed" style:font-weight-asian="bold" style:font-weight-complex="bold"/>
    </style:style>
    <style:style style:name="P47" style:family="paragraph" style:parent-style-name="Text_20_body">
      <style:text-properties style:font-name="Liberation Serif1" fo:font-style="normal" officeooo:rsid="00b745e2" officeooo:paragraph-rsid="00b85fb9" style:font-style-asian="normal" style:font-style-complex="normal"/>
    </style:style>
    <style:style style:name="P48" style:family="paragraph" style:parent-style-name="Text_20_body">
      <style:text-properties style:font-name="Liberation Serif1" fo:font-style="normal" officeooo:rsid="00ca6ff2" officeooo:paragraph-rsid="00d0ba50" style:font-style-asian="normal" style:font-style-complex="normal"/>
    </style:style>
    <style:style style:name="P49" style:family="paragraph" style:parent-style-name="Text_20_body">
      <style:text-properties style:font-name="Liberation Serif1" fo:font-style="normal" officeooo:rsid="00cd2614" officeooo:paragraph-rsid="00cd2614" style:font-style-asian="normal" style:font-style-complex="normal"/>
    </style:style>
    <style:style style:name="P50" style:family="paragraph" style:parent-style-name="Text_20_body">
      <style:text-properties style:font-name="Liberation Serif1" fo:font-style="normal" officeooo:rsid="00d0ba50" officeooo:paragraph-rsid="00d534ed" style:font-style-asian="normal" style:font-style-complex="normal"/>
    </style:style>
    <style:style style:name="P51" style:family="paragraph" style:parent-style-name="Text_20_body">
      <style:text-properties style:font-name="Liberation Serif1" fo:font-style="normal" officeooo:rsid="00d0ba50" officeooo:paragraph-rsid="00dc0493" style:font-style-asian="normal" style:font-style-complex="normal"/>
    </style:style>
    <style:style style:name="P52" style:family="paragraph" style:parent-style-name="Text_20_body">
      <style:text-properties style:font-name="Liberation Serif1" fo:font-style="normal" officeooo:rsid="00d4a439" officeooo:paragraph-rsid="00d4a439" style:font-style-asian="normal" style:font-style-complex="normal"/>
    </style:style>
    <style:style style:name="P53" style:family="paragraph" style:parent-style-name="Text_20_body">
      <style:text-properties style:font-name="Liberation Serif1" fo:font-style="normal" officeooo:rsid="00d534ed" officeooo:paragraph-rsid="00d534ed" style:font-style-asian="normal" style:font-style-complex="normal"/>
    </style:style>
    <style:style style:name="P54" style:family="paragraph" style:parent-style-name="Text_20_body">
      <style:text-properties style:font-name="Liberation Serif1" fo:font-style="normal" officeooo:rsid="00d89081" officeooo:paragraph-rsid="00d89081" style:font-style-asian="normal" style:font-style-complex="normal"/>
    </style:style>
    <style:style style:name="P55" style:family="paragraph" style:parent-style-name="Text_20_body">
      <style:text-properties style:font-name="Liberation Serif1" fo:font-style="normal" officeooo:rsid="00e0465c" officeooo:paragraph-rsid="00e1592b" style:font-style-asian="normal" style:font-style-complex="normal"/>
    </style:style>
    <style:style style:name="P56" style:family="paragraph" style:parent-style-name="Text_20_body">
      <style:text-properties style:font-name="Liberation Serif1" fo:font-style="normal" officeooo:rsid="00e0465c" officeooo:paragraph-rsid="00e52101" style:font-style-asian="normal" style:font-style-complex="normal"/>
    </style:style>
    <style:style style:name="P57" style:family="paragraph" style:parent-style-name="Text_20_body">
      <style:text-properties style:font-name="Liberation Serif1" fo:font-style="normal" officeooo:rsid="00e9e672" officeooo:paragraph-rsid="00e9e672" style:font-style-asian="normal" style:font-style-complex="normal"/>
    </style:style>
    <style:style style:name="P58" style:family="paragraph" style:parent-style-name="Text_20_body">
      <style:text-properties style:font-name="Liberation Serif1" fo:font-style="normal" fo:font-weight="bold" officeooo:rsid="00e0465c" officeooo:paragraph-rsid="00e0465c" style:font-style-asian="normal" style:font-weight-asian="bold" style:font-style-complex="normal" style:font-weight-complex="bold"/>
    </style:style>
    <style:style style:name="P59" style:family="paragraph" style:parent-style-name="Text_20_body">
      <style:text-properties officeooo:rsid="006f1bbb" officeooo:paragraph-rsid="006f1bbb"/>
    </style:style>
    <style:style style:name="P60" style:family="paragraph" style:parent-style-name="Text_20_body">
      <style:text-properties officeooo:rsid="008226b5" officeooo:paragraph-rsid="008226b5"/>
    </style:style>
    <style:style style:name="P61" style:family="paragraph" style:parent-style-name="Text_20_body">
      <style:text-properties officeooo:rsid="0070b254" officeooo:paragraph-rsid="0070b254"/>
    </style:style>
    <style:style style:name="P62" style:family="paragraph" style:parent-style-name="Text_20_body">
      <style:text-properties officeooo:rsid="0071d602" officeooo:paragraph-rsid="00755758"/>
    </style:style>
    <style:style style:name="P63" style:family="paragraph" style:parent-style-name="Text_20_body">
      <style:text-properties officeooo:paragraph-rsid="007b3025"/>
    </style:style>
    <style:style style:name="P64" style:family="paragraph" style:parent-style-name="Text_20_body">
      <style:text-properties officeooo:paragraph-rsid="007d9774"/>
    </style:style>
    <style:style style:name="P65" style:family="paragraph" style:parent-style-name="Text_20_body">
      <style:text-properties officeooo:paragraph-rsid="008226b5"/>
    </style:style>
    <style:style style:name="P66" style:family="paragraph" style:parent-style-name="Text_20_body">
      <style:text-properties officeooo:rsid="007cb899" officeooo:paragraph-rsid="007d9774"/>
    </style:style>
    <style:style style:name="P67" style:family="paragraph" style:parent-style-name="Text_20_body">
      <style:paragraph-properties fo:break-before="page"/>
      <style:text-properties officeooo:rsid="008795b6" officeooo:paragraph-rsid="008795b6"/>
    </style:style>
    <style:style style:name="P68" style:family="paragraph" style:parent-style-name="Text_20_body">
      <style:text-properties officeooo:rsid="008795b6" officeooo:paragraph-rsid="008795b6"/>
    </style:style>
    <style:style style:name="P69" style:family="paragraph" style:parent-style-name="Text_20_body">
      <style:text-properties officeooo:rsid="0094db5e" officeooo:paragraph-rsid="0094db5e"/>
    </style:style>
    <style:style style:name="P70" style:family="paragraph" style:parent-style-name="Text_20_body">
      <style:text-properties officeooo:paragraph-rsid="009d7665"/>
    </style:style>
    <style:style style:name="P71" style:family="paragraph" style:parent-style-name="Text_20_body">
      <style:text-properties officeooo:paragraph-rsid="009f3287"/>
    </style:style>
    <style:style style:name="P72" style:family="paragraph" style:parent-style-name="Title">
      <style:text-properties fo:font-size="20pt" officeooo:rsid="0016a255" officeooo:paragraph-rsid="00a1cd3b" style:font-size-asian="20pt" style:font-size-complex="20pt"/>
    </style:style>
    <style:style style:name="P73" style:family="paragraph" style:parent-style-name="Text_20_body">
      <style:text-properties officeooo:rsid="009bfcd1" officeooo:paragraph-rsid="009d7665"/>
    </style:style>
    <style:style style:name="P74" style:family="paragraph" style:parent-style-name="Subtitle">
      <style:text-properties officeooo:rsid="0016a255" officeooo:paragraph-rsid="0016a255"/>
    </style:style>
    <style:style style:name="P75" style:family="paragraph" style:parent-style-name="Text_20_body">
      <style:text-properties officeooo:rsid="009f3287" officeooo:paragraph-rsid="009f3287"/>
    </style:style>
    <style:style style:name="P76" style:family="paragraph" style:parent-style-name="Text_20_body">
      <style:text-properties officeooo:paragraph-rsid="00a9bd53"/>
    </style:style>
    <style:style style:name="P77" style:family="paragraph" style:parent-style-name="Text_20_body">
      <style:text-properties officeooo:rsid="00ab4e33" officeooo:paragraph-rsid="00ae3194"/>
    </style:style>
    <style:style style:name="P78" style:family="paragraph" style:parent-style-name="Text_20_body">
      <style:text-properties officeooo:rsid="00ab4e33" officeooo:paragraph-rsid="00af9b67"/>
    </style:style>
    <style:style style:name="P79" style:family="paragraph" style:parent-style-name="Text_20_body">
      <style:text-properties officeooo:rsid="00af9b67" officeooo:paragraph-rsid="00af9b67"/>
    </style:style>
    <style:style style:name="P80" style:family="paragraph" style:parent-style-name="Text_20_body">
      <style:text-properties officeooo:rsid="00bd6260" officeooo:paragraph-rsid="00bd6260"/>
    </style:style>
    <style:style style:name="P81" style:family="paragraph" style:parent-style-name="Text_20_body">
      <style:text-properties officeooo:rsid="00c09fe2" officeooo:paragraph-rsid="00c09fe2"/>
    </style:style>
    <style:style style:name="P82" style:family="paragraph" style:parent-style-name="Text_20_body">
      <style:text-properties officeooo:rsid="00c09fe2" officeooo:paragraph-rsid="00c5d5d8"/>
    </style:style>
    <style:style style:name="P83" style:family="paragraph" style:parent-style-name="Text_20_body">
      <style:paragraph-properties fo:break-before="page"/>
      <style:text-properties fo:font-size="16pt" officeooo:rsid="00173dc0" officeooo:paragraph-rsid="0016a255" style:font-size-asian="16pt" style:font-size-complex="16pt"/>
    </style:style>
    <style:style style:name="P84" style:family="paragraph" style:parent-style-name="Text_20_body">
      <style:text-properties officeooo:paragraph-rsid="00b85fb9"/>
    </style:style>
    <style:style style:name="P85" style:family="paragraph" style:parent-style-name="Text_20_body">
      <style:text-properties officeooo:paragraph-rsid="00e0465c"/>
    </style:style>
    <style:style style:name="P86" style:family="paragraph" style:parent-style-name="Heading_20_1">
      <style:text-properties officeooo:rsid="00202624" officeooo:paragraph-rsid="00202624"/>
    </style:style>
    <style:style style:name="P87" style:family="paragraph" style:parent-style-name="Heading_20_2">
      <style:paragraph-properties fo:break-before="page"/>
      <style:text-properties officeooo:rsid="0021730c" officeooo:paragraph-rsid="0021730c"/>
    </style:style>
    <style:style style:name="P88" style:family="paragraph" style:parent-style-name="Heading_20_2">
      <style:text-properties officeooo:rsid="009052e2" officeooo:paragraph-rsid="00937c92"/>
    </style:style>
    <style:style style:name="P89" style:family="paragraph" style:parent-style-name="Heading_20_2">
      <style:paragraph-properties fo:break-before="page"/>
      <style:text-properties officeooo:rsid="009052e2" officeooo:paragraph-rsid="00f63a0a"/>
    </style:style>
    <style:style style:name="P90" style:family="paragraph" style:parent-style-name="Heading_20_3">
      <style:text-properties officeooo:rsid="003bb467" officeooo:paragraph-rsid="0037e13b"/>
    </style:style>
    <style:style style:name="P91" style:family="paragraph" style:parent-style-name="Heading_20_3">
      <style:text-properties officeooo:rsid="0041f39d" officeooo:paragraph-rsid="003bb467"/>
    </style:style>
    <style:style style:name="P92" style:family="paragraph" style:parent-style-name="Heading_20_3">
      <style:text-properties officeooo:rsid="0041f39d" officeooo:paragraph-rsid="009bfcd1"/>
    </style:style>
    <style:style style:name="P93" style:family="paragraph" style:parent-style-name="Heading_20_3">
      <style:text-properties officeooo:rsid="0041f39d" officeooo:paragraph-rsid="00f63a0a"/>
    </style:style>
    <style:style style:name="P94" style:family="paragraph" style:parent-style-name="Heading_20_3">
      <style:text-properties officeooo:rsid="00937c92" officeooo:paragraph-rsid="00937c92"/>
    </style:style>
    <style:style style:name="P95" style:family="paragraph" style:parent-style-name="Heading_20_3">
      <style:text-properties officeooo:rsid="00937c92" officeooo:paragraph-rsid="00f63a0a"/>
    </style:style>
    <style:style style:name="P96" style:family="paragraph" style:parent-style-name="Heading_20_4">
      <style:text-properties officeooo:rsid="0041f39d" officeooo:paragraph-rsid="0041f39d"/>
    </style:style>
    <style:style style:name="P97" style:family="paragraph" style:parent-style-name="Heading_20_4">
      <style:text-properties officeooo:rsid="006f1bbb" officeooo:paragraph-rsid="006f1bbb"/>
    </style:style>
    <style:style style:name="P98" style:family="paragraph" style:parent-style-name="Heading_20_4">
      <style:text-properties officeooo:rsid="00768461" officeooo:paragraph-rsid="00768461"/>
    </style:style>
    <style:style style:name="P99" style:family="paragraph" style:parent-style-name="Heading_20_4">
      <style:text-properties officeooo:rsid="008226b5" officeooo:paragraph-rsid="008226b5"/>
    </style:style>
    <style:style style:name="P100" style:family="paragraph" style:parent-style-name="Heading_20_4">
      <style:text-properties officeooo:rsid="009bfcd1" officeooo:paragraph-rsid="009bfcd1"/>
    </style:style>
    <style:style style:name="P101" style:family="paragraph" style:parent-style-name="Heading_20_4">
      <style:text-properties officeooo:rsid="00ad05cc" officeooo:paragraph-rsid="00ad05cc"/>
    </style:style>
    <style:style style:name="P102" style:family="paragraph" style:parent-style-name="Heading_20_4">
      <style:text-properties officeooo:rsid="00ad05cc" officeooo:paragraph-rsid="00f63a0a"/>
    </style:style>
    <style:style style:name="P103" style:family="paragraph" style:parent-style-name="Heading_20_4">
      <style:text-properties style:font-name="Liberation Sans" fo:font-style="italic" style:font-style-asian="italic" style:font-style-complex="italic"/>
    </style:style>
    <style:style style:name="P104" style:family="paragraph" style:parent-style-name="Heading_20_4">
      <style:text-properties officeooo:paragraph-rsid="00f63a0a"/>
    </style:style>
    <style:style style:name="P105" style:family="paragraph" style:parent-style-name="Text_20_body" style:list-style-name="L1">
      <style:text-properties fo:font-size="12pt" officeooo:rsid="0016a255" officeooo:paragraph-rsid="0016a255" style:font-size-asian="12pt" style:font-size-complex="12pt"/>
    </style:style>
    <style:style style:name="P106" style:family="paragraph" style:parent-style-name="Text_20_body" style:list-style-name="L2">
      <style:text-properties officeooo:paragraph-rsid="00af9b67"/>
    </style:style>
    <style:style style:name="P107" style:family="paragraph" style:parent-style-name="Text_20_body" style:list-style-name="L2">
      <style:text-properties officeooo:paragraph-rsid="00b745e2"/>
    </style:style>
    <style:style style:name="P108" style:family="paragraph" style:parent-style-name="Text_20_body" style:list-style-name="L2">
      <style:text-properties style:font-name="Liberation Serif1" officeooo:rsid="00af9b67" officeooo:paragraph-rsid="00af9b67"/>
    </style:style>
    <style:style style:name="P109" style:family="paragraph" style:parent-style-name="Text_20_body">
      <style:text-properties style:font-name="Liberation Serif1" fo:font-style="normal" officeooo:rsid="00d4a439" officeooo:paragraph-rsid="00d534ed" style:font-style-asian="normal" style:font-style-complex="normal"/>
    </style:style>
    <style:style style:name="P110" style:family="paragraph" style:parent-style-name="Text_20_body">
      <style:text-properties style:font-name="Liberation Serif1" fo:font-style="normal" officeooo:rsid="00eaaa52" officeooo:paragraph-rsid="00edea1a" style:font-style-asian="normal" style:font-style-complex="normal"/>
    </style:style>
    <style:style style:name="P111" style:family="paragraph" style:parent-style-name="Text_20_body">
      <style:text-properties officeooo:rsid="00f830cb" officeooo:paragraph-rsid="00f830cb"/>
    </style:style>
    <style:style style:name="P112" style:family="paragraph" style:parent-style-name="Text_20_body">
      <style:text-properties officeooo:rsid="00fa29bc" officeooo:paragraph-rsid="00fa29bc"/>
    </style:style>
    <style:style style:name="P113" style:family="paragraph" style:parent-style-name="Text_20_body">
      <style:text-properties officeooo:rsid="00fdda2c" officeooo:paragraph-rsid="00fdda2c"/>
    </style:style>
    <style:style style:name="P114" style:family="paragraph" style:parent-style-name="Text_20_body">
      <style:text-properties officeooo:rsid="00feaf87" officeooo:paragraph-rsid="00fecccd"/>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officeooo:rsid="00184d6b"/>
    </style:style>
    <style:style style:name="T4" style:family="text">
      <style:text-properties officeooo:rsid="0018c09b"/>
    </style:style>
    <style:style style:name="T5" style:family="text">
      <style:text-properties officeooo:rsid="001a0e33"/>
    </style:style>
    <style:style style:name="T6" style:family="text">
      <style:text-properties officeooo:rsid="001cb2c0"/>
    </style:style>
    <style:style style:name="T7" style:family="text">
      <style:text-properties style:font-name="Liberation Serif"/>
    </style:style>
    <style:style style:name="T8" style:family="text">
      <style:text-properties style:font-name="Liberation Serif" officeooo:rsid="0022bd42"/>
    </style:style>
    <style:style style:name="T9" style:family="text">
      <style:text-properties style:font-name="Liberation Serif" officeooo:rsid="0025a86f"/>
    </style:style>
    <style:style style:name="T10" style:family="text">
      <style:text-properties style:font-name="Liberation Serif" officeooo:rsid="00276ecd"/>
    </style:style>
    <style:style style:name="T11" style:family="text">
      <style:text-properties style:font-name="Liberation Serif" officeooo:rsid="001cb2c0"/>
    </style:style>
    <style:style style:name="T12" style:family="text">
      <style:text-properties style:font-name="Liberation Serif" officeooo:rsid="0029348d"/>
    </style:style>
    <style:style style:name="T13" style:family="text">
      <style:text-properties style:font-name="Liberation Serif" officeooo:rsid="0029c6e1"/>
    </style:style>
    <style:style style:name="T14" style:family="text">
      <style:text-properties style:font-name="Liberation Serif" officeooo:rsid="0033e868"/>
    </style:style>
    <style:style style:name="T15" style:family="text">
      <style:text-properties style:font-name="Liberation Serif" officeooo:rsid="0035c5d4"/>
    </style:style>
    <style:style style:name="T16" style:family="text">
      <style:text-properties style:font-name="Liberation Serif" officeooo:rsid="00479665"/>
    </style:style>
    <style:style style:name="T17" style:family="text">
      <style:text-properties style:font-name="Liberation Serif" officeooo:rsid="0048723d"/>
    </style:style>
    <style:style style:name="T18" style:family="text">
      <style:text-properties style:font-name="Liberation Serif" officeooo:rsid="0049f2cc"/>
    </style:style>
    <style:style style:name="T19" style:family="text">
      <style:text-properties style:font-name="Liberation Serif" officeooo:rsid="004a1d58"/>
    </style:style>
    <style:style style:name="T20" style:family="text">
      <style:text-properties style:font-name="Liberation Serif" officeooo:rsid="004ac40e"/>
    </style:style>
    <style:style style:name="T21" style:family="text">
      <style:text-properties style:font-name="Liberation Serif" officeooo:rsid="00755758"/>
    </style:style>
    <style:style style:name="T22" style:family="text">
      <style:text-properties style:font-name="Liberation Serif" officeooo:rsid="00768461"/>
    </style:style>
    <style:style style:name="T23" style:family="text">
      <style:text-properties style:font-name="Liberation Serif" officeooo:rsid="007cb899"/>
    </style:style>
    <style:style style:name="T24" style:family="text">
      <style:text-properties style:font-name="Liberation Serif" officeooo:rsid="007d9774"/>
    </style:style>
    <style:style style:name="T25" style:family="text">
      <style:text-properties style:font-name="Liberation Serif" officeooo:rsid="009052e2"/>
    </style:style>
    <style:style style:name="T26" style:family="text">
      <style:text-properties style:font-name="Liberation Serif" officeooo:rsid="00a3c63c"/>
    </style:style>
    <style:style style:name="T27" style:family="text">
      <style:text-properties style:font-name="Liberation Serif" officeooo:rsid="00a5a637"/>
    </style:style>
    <style:style style:name="T28" style:family="text">
      <style:text-properties style:font-name="Liberation Serif" officeooo:rsid="00a6f332"/>
    </style:style>
    <style:style style:name="T29" style:family="text">
      <style:text-properties style:font-name="Liberation Serif" officeooo:rsid="00a8e749"/>
    </style:style>
    <style:style style:name="T30" style:family="text">
      <style:text-properties style:font-name="Liberation Serif" officeooo:rsid="00a39936"/>
    </style:style>
    <style:style style:name="T31" style:family="text">
      <style:text-properties style:font-name="Liberation Serif" officeooo:rsid="00a9bd53"/>
    </style:style>
    <style:style style:name="T32" style:family="text">
      <style:text-properties style:font-name="Liberation Serif" officeooo:rsid="00ad05cc"/>
    </style:style>
    <style:style style:name="T33" style:family="text">
      <style:text-properties style:font-name="Liberation Serif" officeooo:rsid="00af9b67"/>
    </style:style>
    <style:style style:name="T34" style:family="text">
      <style:text-properties style:font-name="Liberation Serif" fo:font-style="normal" officeooo:rsid="00af9b67" style:font-style-asian="normal" style:font-style-complex="normal"/>
    </style:style>
    <style:style style:name="T35" style:family="text">
      <style:text-properties style:font-name="Liberation Serif" fo:font-style="normal" officeooo:rsid="00b745e2" style:font-style-asian="normal" style:font-style-complex="normal"/>
    </style:style>
    <style:style style:name="T36" style:family="text">
      <style:text-properties style:font-name="Liberation Serif" fo:font-style="normal" officeooo:rsid="00b85fb9" style:font-style-asian="normal" style:font-style-complex="normal"/>
    </style:style>
    <style:style style:name="T37" style:family="text">
      <style:text-properties style:font-name="Liberation Serif" fo:font-style="normal" officeooo:rsid="00be6729" style:font-style-asian="normal" style:font-style-complex="normal"/>
    </style:style>
    <style:style style:name="T38" style:family="text">
      <style:text-properties style:font-name="Liberation Serif" fo:font-style="normal" officeooo:rsid="00e0465c" style:font-style-asian="normal" style:font-style-complex="normal"/>
    </style:style>
    <style:style style:name="T39" style:family="text">
      <style:text-properties style:font-name="Liberation Serif" officeooo:rsid="00c40122"/>
    </style:style>
    <style:style style:name="T40" style:family="text">
      <style:text-properties style:font-name="Liberation Serif" officeooo:rsid="00c5d5d8"/>
    </style:style>
    <style:style style:name="T41" style:family="text">
      <style:text-properties style:font-name="Liberation Serif" officeooo:rsid="00d0ba50"/>
    </style:style>
    <style:style style:name="T42" style:family="text">
      <style:text-properties style:font-name="Liberation Serif" officeooo:rsid="00d36e71"/>
    </style:style>
    <style:style style:name="T43" style:family="text">
      <style:text-properties style:font-name="Liberation Serif1"/>
    </style:style>
    <style:style style:name="T44" style:family="text">
      <style:text-properties style:font-name="Liberation Serif1" officeooo:rsid="0022bd42"/>
    </style:style>
    <style:style style:name="T45" style:family="text">
      <style:text-properties style:font-name="Liberation Serif1" officeooo:rsid="0025a86f"/>
    </style:style>
    <style:style style:name="T46" style:family="text">
      <style:text-properties style:font-name="Liberation Serif1" officeooo:rsid="0029c6e1"/>
    </style:style>
    <style:style style:name="T47" style:family="text">
      <style:text-properties style:font-name="Liberation Serif1" officeooo:rsid="002a64f0"/>
    </style:style>
    <style:style style:name="T48" style:family="text">
      <style:text-properties style:font-name="Liberation Serif1" officeooo:rsid="002ba9f4"/>
    </style:style>
    <style:style style:name="T49" style:family="text">
      <style:text-properties style:font-name="Liberation Serif1" officeooo:rsid="002c1869"/>
    </style:style>
    <style:style style:name="T50" style:family="text">
      <style:text-properties style:font-name="Liberation Serif1" officeooo:rsid="002cd63b"/>
    </style:style>
    <style:style style:name="T51" style:family="text">
      <style:text-properties style:font-name="Liberation Serif1" officeooo:rsid="002d871d"/>
    </style:style>
    <style:style style:name="T52" style:family="text">
      <style:text-properties style:font-name="Liberation Serif1" officeooo:rsid="002ee7b8"/>
    </style:style>
    <style:style style:name="T53" style:family="text">
      <style:text-properties style:font-name="Liberation Serif1" officeooo:rsid="002f7870"/>
    </style:style>
    <style:style style:name="T54" style:family="text">
      <style:text-properties style:font-name="Liberation Serif1" officeooo:rsid="00306244"/>
    </style:style>
    <style:style style:name="T55" style:family="text">
      <style:text-properties style:font-name="Liberation Serif1" officeooo:rsid="0030a11a"/>
    </style:style>
    <style:style style:name="T56" style:family="text">
      <style:text-properties style:font-name="Liberation Serif1" officeooo:rsid="00323073"/>
    </style:style>
    <style:style style:name="T57" style:family="text">
      <style:text-properties style:font-name="Liberation Serif1" officeooo:rsid="0033e868"/>
    </style:style>
    <style:style style:name="T58" style:family="text">
      <style:text-properties style:font-name="Liberation Serif1" officeooo:rsid="0035c5d4"/>
    </style:style>
    <style:style style:name="T59" style:family="text">
      <style:text-properties style:font-name="Liberation Serif1" officeooo:rsid="00364c1f"/>
    </style:style>
    <style:style style:name="T60" style:family="text">
      <style:text-properties style:font-name="Liberation Serif1" officeooo:rsid="0037e13b"/>
    </style:style>
    <style:style style:name="T61" style:family="text">
      <style:text-properties style:font-name="Liberation Serif1" officeooo:rsid="0050ef50"/>
    </style:style>
    <style:style style:name="T62" style:family="text">
      <style:text-properties style:font-name="Liberation Serif1" officeooo:rsid="0067fc57"/>
    </style:style>
    <style:style style:name="T63" style:family="text">
      <style:text-properties style:font-name="Liberation Serif1" officeooo:rsid="007cb899"/>
    </style:style>
    <style:style style:name="T64" style:family="text">
      <style:text-properties style:font-name="Liberation Serif1" officeooo:rsid="007d9774"/>
    </style:style>
    <style:style style:name="T65" style:family="text">
      <style:text-properties style:font-name="Liberation Serif1" officeooo:rsid="007ecc71"/>
    </style:style>
    <style:style style:name="T66" style:family="text">
      <style:text-properties style:font-name="Liberation Serif1" officeooo:rsid="008086b0"/>
    </style:style>
    <style:style style:name="T67" style:family="text">
      <style:text-properties style:font-name="Liberation Serif1" officeooo:rsid="0080ed33"/>
    </style:style>
    <style:style style:name="T68" style:family="text">
      <style:text-properties style:font-name="Liberation Serif1" officeooo:rsid="008226b5"/>
    </style:style>
    <style:style style:name="T69" style:family="text">
      <style:text-properties style:font-name="Liberation Serif1" officeooo:rsid="00ab6e16"/>
    </style:style>
    <style:style style:name="T70" style:family="text">
      <style:text-properties style:font-name="Liberation Serif1" officeooo:rsid="00ad05cc"/>
    </style:style>
    <style:style style:name="T71" style:family="text">
      <style:text-properties style:font-name="Liberation Serif1" officeooo:rsid="00ae3194"/>
    </style:style>
    <style:style style:name="T72" style:family="text">
      <style:text-properties style:font-name="Liberation Serif1" officeooo:rsid="00aed5b5"/>
    </style:style>
    <style:style style:name="T73" style:family="text">
      <style:text-properties style:font-name="Liberation Serif1" officeooo:rsid="00af9b67"/>
    </style:style>
    <style:style style:name="T74" style:family="text">
      <style:text-properties style:font-name="Liberation Serif1" fo:font-style="italic" officeooo:rsid="00af9b67" style:font-style-asian="italic" style:font-style-complex="italic"/>
    </style:style>
    <style:style style:name="T75" style:family="text">
      <style:text-properties style:font-name="Liberation Serif1" fo:font-style="normal" style:font-style-asian="normal" style:font-style-complex="normal"/>
    </style:style>
    <style:style style:name="T76" style:family="text">
      <style:text-properties style:font-name="Liberation Serif1" fo:font-style="normal" officeooo:rsid="00af9b67" style:font-style-asian="normal" style:font-style-complex="normal"/>
    </style:style>
    <style:style style:name="T77" style:family="text">
      <style:text-properties style:font-name="Liberation Serif1" fo:font-style="normal" officeooo:rsid="00ad05cc" style:font-style-asian="normal" style:font-style-complex="normal"/>
    </style:style>
    <style:style style:name="T78" style:family="text">
      <style:text-properties style:font-name="Liberation Serif1" fo:font-style="normal" officeooo:rsid="00b745e2" style:font-style-asian="normal" style:font-style-complex="normal"/>
    </style:style>
    <style:style style:name="T79" style:family="text">
      <style:text-properties style:font-name="Liberation Serif1" fo:font-style="normal" officeooo:rsid="00b85fb9" style:font-style-asian="normal" style:font-style-complex="normal"/>
    </style:style>
    <style:style style:name="T80" style:family="text">
      <style:text-properties style:font-name="Liberation Serif1" fo:font-style="normal" officeooo:rsid="00e0465c" style:font-style-asian="normal" style:font-style-complex="normal"/>
    </style:style>
    <style:style style:name="T81" style:family="text">
      <style:text-properties style:font-name="Liberation Serif1" officeooo:rsid="00b548a5"/>
    </style:style>
    <style:style style:name="T82" style:family="text">
      <style:text-properties style:font-name="Liberation Serif1" officeooo:rsid="00b60345"/>
    </style:style>
    <style:style style:name="T83" style:family="text">
      <style:text-properties style:font-name="Liberation Serif1" officeooo:rsid="00fa29bc"/>
    </style:style>
    <style:style style:name="T84" style:family="text">
      <style:text-properties style:font-name="Liberation Serif1" officeooo:rsid="00fc26ed"/>
    </style:style>
    <style:style style:name="T85" style:family="text">
      <style:text-properties style:font-name="Liberation Serif1" officeooo:rsid="00feaf87"/>
    </style:style>
    <style:style style:name="T86" style:family="text">
      <style:text-properties style:font-name="Liberation Serif1" officeooo:rsid="00fecccd"/>
    </style:style>
    <style:style style:name="T87" style:family="text">
      <style:text-properties officeooo:rsid="001d5717"/>
    </style:style>
    <style:style style:name="T88" style:family="text">
      <style:text-properties officeooo:rsid="00202624"/>
    </style:style>
    <style:style style:name="T89" style:family="text">
      <style:text-properties officeooo:rsid="0022bd42"/>
    </style:style>
    <style:style style:name="T90" style:family="text">
      <style:text-properties officeooo:rsid="00276ecd"/>
    </style:style>
    <style:style style:name="T91" style:family="text">
      <style:text-properties officeooo:rsid="002780e1"/>
    </style:style>
    <style:style style:name="T92" style:family="text">
      <style:text-properties style:text-position="super 58%" style:font-name="Liberation Serif1" officeooo:rsid="0033e868"/>
    </style:style>
    <style:style style:name="T93" style:family="text">
      <style:text-properties style:text-position="0% 100%" style:font-name="Liberation Serif1" officeooo:rsid="0033e868"/>
    </style:style>
    <style:style style:name="T94" style:family="text">
      <style:text-properties style:text-position="0% 100%" style:font-name="Liberation Serif1" fo:font-style="italic" officeooo:rsid="0033e868" style:font-style-asian="italic" style:font-style-complex="italic"/>
    </style:style>
    <style:style style:name="T95" style:family="text">
      <style:text-properties style:text-position="0% 100%" style:font-name="Liberation Serif1" fo:font-style="normal" officeooo:rsid="0033e868" style:font-style-asian="normal" style:font-style-complex="normal"/>
    </style:style>
    <style:style style:name="T96" style:family="text">
      <style:text-properties style:text-position="0% 100%" style:font-name="Liberation Serif1" fo:font-style="normal" officeooo:rsid="0035c5d4" style:font-style-asian="normal" style:font-style-complex="normal"/>
    </style:style>
    <style:style style:name="T97" style:family="text">
      <style:text-properties officeooo:rsid="0043dccf"/>
    </style:style>
    <style:style style:name="T98" style:family="text">
      <style:text-properties officeooo:rsid="00452ef9"/>
    </style:style>
    <style:style style:name="T99" style:family="text">
      <style:text-properties officeooo:rsid="004b5045"/>
    </style:style>
    <style:style style:name="T100" style:family="text">
      <style:text-properties officeooo:rsid="0050ef50"/>
    </style:style>
    <style:style style:name="T101" style:family="text">
      <style:text-properties officeooo:rsid="00511624"/>
    </style:style>
    <style:style style:name="T102" style:family="text">
      <style:text-properties officeooo:rsid="00520147"/>
    </style:style>
    <style:style style:name="T103" style:family="text">
      <style:text-properties officeooo:rsid="0053c39d"/>
    </style:style>
    <style:style style:name="T104" style:family="text">
      <style:text-properties officeooo:rsid="0057b79c"/>
    </style:style>
    <style:style style:name="T105" style:family="text">
      <style:text-properties officeooo:rsid="005a5a46"/>
    </style:style>
    <style:style style:name="T106" style:family="text">
      <style:text-properties officeooo:rsid="005cda1b"/>
    </style:style>
    <style:style style:name="T107" style:family="text">
      <style:text-properties officeooo:rsid="0060be4d"/>
    </style:style>
    <style:style style:name="T108" style:family="text">
      <style:text-properties officeooo:rsid="006256f6"/>
    </style:style>
    <style:style style:name="T109" style:family="text">
      <style:text-properties officeooo:rsid="006cf92f"/>
    </style:style>
    <style:style style:name="T110" style:family="text">
      <style:text-properties officeooo:rsid="006d5100"/>
    </style:style>
    <style:style style:name="T111" style:family="text">
      <style:text-properties officeooo:rsid="006f1bbb"/>
    </style:style>
    <style:style style:name="T112" style:family="text">
      <style:text-properties officeooo:rsid="00707320"/>
    </style:style>
    <style:style style:name="T113" style:family="text">
      <style:text-properties officeooo:rsid="0070b254"/>
    </style:style>
    <style:style style:name="T114" style:family="text">
      <style:text-properties officeooo:rsid="00716ca9"/>
    </style:style>
    <style:style style:name="T115" style:family="text">
      <style:text-properties officeooo:rsid="0071d602"/>
    </style:style>
    <style:style style:name="T116" style:family="text">
      <style:text-properties officeooo:rsid="00755758"/>
    </style:style>
    <style:style style:name="T117" style:family="text">
      <style:text-properties officeooo:rsid="00768461"/>
    </style:style>
    <style:style style:name="T118" style:family="text">
      <style:text-properties fo:font-style="normal" fo:font-weight="normal" officeooo:rsid="00768461" style:font-style-asian="normal" style:font-weight-asian="normal" style:font-style-complex="normal" style:font-weight-complex="normal"/>
    </style:style>
    <style:style style:name="T119" style:family="text">
      <style:text-properties fo:font-style="normal" fo:font-weight="normal" officeooo:rsid="007cb899" style:font-style-asian="normal" style:font-weight-asian="normal" style:font-style-complex="normal" style:font-weight-complex="normal"/>
    </style:style>
    <style:style style:name="T120" style:family="text">
      <style:text-properties fo:font-style="normal" style:font-style-asian="normal" style:font-style-complex="normal"/>
    </style:style>
    <style:style style:name="T121" style:family="text">
      <style:text-properties fo:font-style="normal" officeooo:rsid="00f20f1c" style:font-style-asian="normal" style:font-style-complex="normal"/>
    </style:style>
    <style:style style:name="T122" style:family="text">
      <style:text-properties officeooo:rsid="00793b8d"/>
    </style:style>
    <style:style style:name="T123" style:family="text">
      <style:text-properties officeooo:rsid="007945b2"/>
    </style:style>
    <style:style style:name="T124" style:family="text">
      <style:text-properties officeooo:rsid="0079ac11"/>
    </style:style>
    <style:style style:name="T125" style:family="text">
      <style:text-properties officeooo:rsid="007b3025"/>
    </style:style>
    <style:style style:name="T126" style:family="text">
      <style:text-properties fo:font-size="12pt" officeooo:rsid="0016a255" style:font-size-asian="12pt" style:font-size-complex="12pt"/>
    </style:style>
    <style:style style:name="T127" style:family="text">
      <style:text-properties officeooo:rsid="007cb899"/>
    </style:style>
    <style:style style:name="T128" style:family="text">
      <style:text-properties officeooo:rsid="007d9774"/>
    </style:style>
    <style:style style:name="T129" style:family="text">
      <style:text-properties officeooo:rsid="0083d07e"/>
    </style:style>
    <style:style style:name="T130" style:family="text">
      <style:text-properties officeooo:rsid="00840ed7"/>
    </style:style>
    <style:style style:name="T131" style:family="text">
      <style:text-properties officeooo:rsid="0084e61d"/>
    </style:style>
    <style:style style:name="T132" style:family="text">
      <style:text-properties officeooo:rsid="00883930"/>
    </style:style>
    <style:style style:name="T133" style:family="text">
      <style:text-properties officeooo:rsid="00898a28"/>
    </style:style>
    <style:style style:name="T134" style:family="text">
      <style:text-properties officeooo:rsid="008a4e14"/>
    </style:style>
    <style:style style:name="T135" style:family="text">
      <style:text-properties officeooo:rsid="008b3954"/>
    </style:style>
    <style:style style:name="T136" style:family="text">
      <style:text-properties officeooo:rsid="008b39f8"/>
    </style:style>
    <style:style style:name="T137" style:family="text">
      <style:text-properties officeooo:rsid="008c4fe0"/>
    </style:style>
    <style:style style:name="T138" style:family="text">
      <style:text-properties officeooo:rsid="008dad21"/>
    </style:style>
    <style:style style:name="T139" style:family="text">
      <style:text-properties officeooo:rsid="008ec5e4"/>
    </style:style>
    <style:style style:name="T140" style:family="text">
      <style:text-properties officeooo:rsid="008f1a41"/>
    </style:style>
    <style:style style:name="T141" style:family="text">
      <style:text-properties officeooo:rsid="0094db5e"/>
    </style:style>
    <style:style style:name="T142" style:family="text">
      <style:text-properties officeooo:rsid="00966994"/>
    </style:style>
    <style:style style:name="T143" style:family="text">
      <style:text-properties officeooo:rsid="0097725f"/>
    </style:style>
    <style:style style:name="T144" style:family="text">
      <style:text-properties officeooo:rsid="00995617"/>
    </style:style>
    <style:style style:name="T145" style:family="text">
      <style:text-properties officeooo:rsid="0099ac32"/>
    </style:style>
    <style:style style:name="T146" style:family="text">
      <style:text-properties officeooo:rsid="0099eca3"/>
    </style:style>
    <style:style style:name="T147" style:family="text">
      <style:text-properties officeooo:rsid="009bc166"/>
    </style:style>
    <style:style style:name="T148" style:family="text">
      <style:text-properties officeooo:rsid="009bfcd1"/>
    </style:style>
    <style:style style:name="T149" style:family="text">
      <style:text-properties officeooo:rsid="009d7665"/>
    </style:style>
    <style:style style:name="T150" style:family="text">
      <style:text-properties officeooo:rsid="009f3287"/>
    </style:style>
    <style:style style:name="T151" style:family="text">
      <style:text-properties officeooo:rsid="00a1cd3b"/>
    </style:style>
    <style:style style:name="T152" style:family="text">
      <style:text-properties officeooo:rsid="00a39936"/>
    </style:style>
    <style:style style:name="T153" style:family="text">
      <style:text-properties officeooo:rsid="00a9bd53"/>
    </style:style>
    <style:style style:name="T154" style:family="text">
      <style:text-properties officeooo:rsid="00c654da"/>
    </style:style>
    <style:style style:name="T155" style:family="text">
      <style:text-properties officeooo:rsid="00c999e9"/>
    </style:style>
    <style:style style:name="T156" style:family="text">
      <style:text-properties officeooo:rsid="00cb4df5"/>
    </style:style>
    <style:style style:name="T157" style:family="text">
      <style:text-properties officeooo:rsid="00cc4069"/>
    </style:style>
    <style:style style:name="T158" style:family="text">
      <style:text-properties officeooo:rsid="00ce7c61"/>
    </style:style>
    <style:style style:name="T159" style:family="text">
      <style:text-properties officeooo:rsid="00ceec42"/>
    </style:style>
    <style:style style:name="T160" style:family="text">
      <style:text-properties officeooo:rsid="00cf5e33"/>
    </style:style>
    <style:style style:name="T161" style:family="text">
      <style:text-properties officeooo:rsid="00d0ba50"/>
    </style:style>
    <style:style style:name="T162" style:family="text">
      <style:text-properties officeooo:rsid="00d29017"/>
    </style:style>
    <style:style style:name="T163" style:family="text">
      <style:text-properties officeooo:rsid="00d36e71"/>
    </style:style>
    <style:style style:name="T164" style:family="text">
      <style:text-properties officeooo:rsid="00d41248"/>
    </style:style>
    <style:style style:name="T165" style:family="text">
      <style:text-properties officeooo:rsid="00d4a439"/>
    </style:style>
    <style:style style:name="T166" style:family="text">
      <style:text-properties fo:font-style="italic" style:font-style-asian="italic" style:font-style-complex="italic"/>
    </style:style>
    <style:style style:name="T167" style:family="text">
      <style:text-properties fo:font-style="italic" officeooo:rsid="00d534ed" style:font-style-asian="italic" style:font-style-complex="italic"/>
    </style:style>
    <style:style style:name="T168" style:family="text">
      <style:text-properties fo:font-style="italic" officeooo:rsid="00e52101" style:font-style-asian="italic" style:font-style-complex="italic"/>
    </style:style>
    <style:style style:name="T169" style:family="text">
      <style:text-properties officeooo:rsid="00d534ed"/>
    </style:style>
    <style:style style:name="T170" style:family="text">
      <style:text-properties officeooo:rsid="00d57de4"/>
    </style:style>
    <style:style style:name="T171" style:family="text">
      <style:text-properties officeooo:rsid="00da3710"/>
    </style:style>
    <style:style style:name="T172" style:family="text">
      <style:text-properties officeooo:rsid="00dc0493"/>
    </style:style>
    <style:style style:name="T173" style:family="text">
      <style:text-properties officeooo:rsid="00dcb56f"/>
    </style:style>
    <style:style style:name="T174" style:family="text">
      <style:text-properties officeooo:rsid="00e0465c"/>
    </style:style>
    <style:style style:name="T175" style:family="text">
      <style:text-properties officeooo:rsid="00e1592b"/>
    </style:style>
    <style:style style:name="T176" style:family="text">
      <style:text-properties officeooo:rsid="00e3427c"/>
    </style:style>
    <style:style style:name="T177" style:family="text">
      <style:text-properties officeooo:rsid="00e52101"/>
    </style:style>
    <style:style style:name="T178" style:family="text">
      <style:text-properties officeooo:rsid="00e5d336"/>
    </style:style>
    <style:style style:name="T179" style:family="text">
      <style:text-properties officeooo:rsid="00b85fb9"/>
    </style:style>
    <style:style style:name="T180" style:family="text">
      <style:text-properties officeooo:rsid="00eaaa52"/>
    </style:style>
    <style:style style:name="T181" style:family="text">
      <style:text-properties officeooo:rsid="00eb08a9"/>
    </style:style>
    <style:style style:name="T182" style:family="text">
      <style:text-properties officeooo:rsid="00edea1a"/>
    </style:style>
    <style:style style:name="T183" style:family="text">
      <style:text-properties officeooo:rsid="00eef0b9"/>
    </style:style>
    <style:style style:name="T184" style:family="text">
      <style:text-properties officeooo:rsid="00f09e6f"/>
    </style:style>
    <style:style style:name="T185" style:family="text">
      <style:text-properties officeooo:rsid="00f2a2b3"/>
    </style:style>
    <style:style style:name="T186" style:family="text">
      <style:text-properties officeooo:rsid="00f3071b"/>
    </style:style>
    <style:style style:name="T187" style:family="text">
      <style:text-properties officeooo:rsid="00f4c6d3"/>
    </style:style>
    <style:style style:name="T188" style:family="text">
      <style:text-properties style:font-name="Liberation Sans" fo:font-style="italic" style:font-style-asian="italic" style:font-style-complex="italic"/>
    </style:style>
    <style:style style:name="T189" style:family="text">
      <style:text-properties style:font-name="Liberation Sans" fo:font-style="italic" officeooo:rsid="00b85fb9" style:font-style-asian="italic" style:font-style-complex="italic"/>
    </style:style>
    <style:style style:name="T190" style:family="text">
      <style:text-properties officeooo:rsid="00f830cb"/>
    </style:style>
    <style:style style:name="T191" style:family="text">
      <style:text-properties style:font-name="Liberation Serif"/>
    </style:style>
    <style:style style:name="T192" style:family="text">
      <style:text-properties style:font-name="Liberation Serif" officeooo:rsid="00feaf87"/>
    </style:style>
    <style:style style:name="T193" style:family="text">
      <style:text-properties style:font-name="Liberation Serif" officeooo:rsid="00fecccd"/>
    </style:style>
    <style:style style:name="T194" style:family="text">
      <style:text-properties style:font-name="Liberation Serif" officeooo:rsid="0100801d"/>
    </style:style>
    <style:style style:name="T195" style:family="text">
      <style:text-properties style:font-name="Liberation Serif" officeooo:rsid="0101581c"/>
    </style:style>
    <style:style style:name="T196" style:family="text">
      <style:text-properties style:font-name="Liberation Serif" fo:font-style="italic" officeooo:rsid="0101581c" style:font-style-asian="italic" style:font-style-complex="italic"/>
    </style:style>
    <style:style style:name="T197" style:family="text">
      <style:text-properties style:font-name="Liberation Serif" fo:font-style="normal" officeooo:rsid="0101581c" style:font-style-asian="normal" style:font-style-complex="normal"/>
    </style:style>
    <style:style style:name="T198" style:family="text">
      <style:text-properties officeooo:rsid="00fc26ed"/>
    </style:style>
    <style:style style:name="T199" style:family="text">
      <style:text-properties officeooo:rsid="00feaf8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ext:span text:style-name="T151">V</text:span>an onderwijsvisie naar realisatie</text:p>
      <text:p text:style-name="P74"><text:span text:style-name="T1">Verwerkelijking binnen </text:span><text:span text:style-name="T2">vakken en projecten</text:span></text:p>
      <text:p text:style-name="P83"/>
      <text:h text:style-name="P86" text:outline-level="1">Inleiding</text:h>
      <text:p text:style-name="P21">In hoofdstuk 5 van het “Opleidingsprofiel Technische Informatica” <text:span text:style-name="T110">(verder aan te duiden met OTI) </text:span>wordt een visie op onderwijs geschetst, gebaseerd op de volgende vijf uitgangspunten:</text:p>
      <text:list xml:id="list2964227898" text:style-name="L1">
        <text:list-item>
          <text:p text:style-name="P105">Studeren met plezier</text:p>
        </text:list-item>
        <text:list-item>
          <text:p text:style-name="P105">Studeren met nieuwsgierigheid</text:p>
        </text:list-item>
        <text:list-item>
          <text:p text:style-name="P105">Studeren binnen een contextrijke leeromgeving</text:p>
        </text:list-item>
        <text:list-item>
          <text:p text:style-name="P105">Studeren door te leren van en met andere studenten en docenten</text:p>
        </text:list-item>
        <text:list-item>
          <text:p text:style-name="P105">Studeren met eigenaarschap en verantwoordlijkheid</text:p>
        </text:list-item>
      </text:list>
      <text:p text:style-name="P22">In hoofdstuk 6, 7 en 8 wordt deze visie verder uitgewerkt op <text:span text:style-name="T3">niveau van leerlijnen, namelijk de praktijklijn, de kennislijn en de studentgestuurde lijn. </text:span><text:span text:style-name="T5">Daarbij komt ook toetsing aan de orde.</text:span><text:span text:style-name="T3"><text:line-break/><text:line-break/>Dit document gaat over de volgende stap, het concreet maken van de genoemde visie binnen projecten, vakken, stage en afstuderen. Om deze stap inderdaad zo concreet mogelijk te maken, word</text:span><text:span text:style-name="T4">t voorbeeld</text:span><text:span text:style-name="T5">en</text:span><text:span text:style-name="T4"> </text:span><text:span text:style-name="T5">ontleend</text:span><text:span text:style-name="T4"> </text:span><text:span text:style-name="T5">aan </text:span><text:span text:style-name="T4">het huidige onderwijsaanbod. Dit onderwijsaanbod is een bewegend doel. </text:span><text:span text:style-name="T5">De voorbeelden kunnen echter worden vertaald naar andere projecten en vakken.</text:span></text:p>
      <text:p text:style-name="P22"/>
      <text:p text:style-name="P22"><text:span text:style-name="T6">De voorbeelden zijn vrij ver uitgewerkt, ook weer om </text:span><text:span text:style-name="T87">ze zo concreet mogelijk te maken.</text:span><text:span text:style-name="T6"> Dat houdt niet in dat de </text:span><text:span text:style-name="T87">details</text:span><text:span text:style-name="T6"> in steen gebeiteld staan.<text:line-break/>De bedoeling is idee</text:span><text:span text:style-name="T11">ë</text:span><text:span text:style-name="T6">n aan te dragen voor een haalbaar pad. Dat pad kent uiteraard vele variaties.</text:span><text:span text:style-name="T5"><text:line-break/></text:span></text:p>
      <text:p text:style-name="P23">Voor een heldere structuur wordt als indeling van dit document de splitsing in leerlijnen aangehouden. Echter <text:span text:style-name="T88">zijn ook juist de dwarsverbindingen tussen met name de praktijklijn en de kennislijn van belang, met name voor uitgangspunt 3: Studeren binnen een contextrijke leeromgeving. De praktijklijn kan een deel van de context verschaffen die studenten nieuwsgierig maakt naar de kennislijn. Daarmee wordt ook uitgangspunt 2 geraakt.</text:span></text:p>
      <text:p text:style-name="P24">Opmerking: In dit document zijn consequent woorden als <text:span text:style-name="T166">hij </text:span>en <text:span text:style-name="T166">hem</text:span><text:span text:style-name="T120"> gebruikt. Hiermee worden alle gender</text:span><text:span text:style-name="T121">s</text:span><text:span text:style-name="T120"> bedoeld.</text:span></text:p>
      <text:h text:style-name="P87" text:outline-level="2">Lift-project</text:h>
      <text:h text:style-name="P90" text:outline-level="3">Wat is het</text:h>
      <text:p text:style-name="P1">Het lift-project is op dit moment voor alle HR-TI studenten de eerste kennismaking met een stukje praktische vakinhoud. <text:span text:style-name="T89">Studenten bouwen met </text:span><text:span text:style-name="T90">hun halve </text:span><text:span text:style-name="T89">stamgroep een lift. </text:span><text:span text:style-name="T90">(Stamgroepen, bestaande uit ca. 8 studenten, zijn een middel om studenten te helpen aansluiting vinden bij studiegenoten.</text:span><text:span text:style-name="T91">)</text:span><text:span text:style-name="T90"> </text:span><text:span text:style-name="T89">Iedere student bouwt een verdieping, bestuurd door een Arduino Uno. Het gaat daarbij om een numerieke display, knoppen en het detecteren van de liftpositie.</text:span></text:p>
      <text:p text:style-name="P2"><text:span text:style-name="T89">Daarnaast is er een centrale besturing, eveneens een Arduino, die de verdiepingen co</text:span><text:span text:style-name="T8">ö</text:span><text:span text:style-name="T44">rdineert en de liftmotor aanstuurt. De verdiepings-Arduino’s en de centrale Arduino communiceren met elkaar via een eenvoudig serieel protocol. Programmering gebeurt in principe in C, sommige studenten gebruiken de C++ faciliteiten die in de Arduino IDE aanwezig zijn.<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8"> </text:span><text:span text:style-name="T10">De werkwijze is </text:span><text:span text:style-name="T12">bij de meesten </text:span><text:span text:style-name="T10">verkennend en ad-hoc. </text:span><text:span text:style-name="T12">G</text:span><text:span text:style-name="T9">oed kijken naar het logica en mechanica van een echte lift gebeurt weinig tot niet. </text:span><text:span text:style-name="T10">Met een laser-cutter worden de wanden van de schacht en de liftkooi uitgesneden, waarna </text:span><text:span text:style-name="T8">éé</text:span><text:span text:style-name="T10">n en ander in elkaar wordt gezet, vaak met behulp van een lijmpistool.<text:line-break/><text:line-break/></text:span><text:span text:style-name="T13">Wat betreft de electronica gaan studenten aan de slag met de zogenaamde brooddoos, een bak met hardware die iedere TI student aan het begin van z’n studie krijgt. Als het geheel niet blijkt te werken wordt er veel gepiekerd en </text:span><text:span text:style-name="T14">vaak </text:span><text:span text:style-name="T13">lukraak geprobeerd. Soms helpen ze elkaar, soms zitten ze in hun eentje te mod</text:span><text:span text:style-name="T14">deren</text:span><text:span text:style-name="T13">. </text:span><text:span text:style-name="T14">S</text:span><text:span text:style-name="T44">ystematisch zoeken naar fouten, door hard- en software afzonderlijk te testen en de </text:span><text:span text:style-name="T45">mogelijke fout</text:span><text:span text:style-name="T44">oorzaken </text:span><text:span text:style-name="T8">één voor één te elimineren </text:span><text:span text:style-name="T14">is</text:span><text:span text:style-name="T8"> voor de meesten onbekend terrein. </text:span></text:p>
      <text:p text:style-name="P34"/>
      <text:p text:style-name="P3"><text:span text:style-name="T46">Er wordt vooral veel gekeken </text:span><text:span text:style-name="T62">naar </text:span><text:span text:style-name="T46">pin-nummers en </text:span><text:span text:style-name="T57">draadjes, bij dat laatste soms maar lang niet altijd geholpen door systematisch kleurgebruik</text:span><text:span text:style-name="T46">. </text:span><text:span text:style-name="T44">Het verschil tussen stroom en spanning, hoe je deze grootheden zou kunnen meten en waarom je dat zou doen is bij velen onbekend. </text:span><text:span text:style-name="T46">Dat er ergens in het gebouw universeelmeters liggen te wachten om dichter bij de foutoorzaak te komen is bij vrijwel geen enkele student in beeld. Dat ook een ledje met een serieweerstand je hierbij zou kunnen helpen is een goed bewaard geheim.</text:span></text:p>
      <text:p text:style-name="P41"/>
      <text:p text:style-name="P3"><text:span text:style-name="T47">Enerzijds </text:span><text:span text:style-name="T48">zou je kunnen zeggen dat </text:span><text:span text:style-name="T49">de uitgangspunten 4 en 5 hier vollop aan de orde kunnen komen. Anderzijds zitten sommigen wel erg lang in een impasse. Als je niet weet d</text:span><text:span text:style-name="T50">at er systematische manieren bestaan om fouten te traceren en dat er spullen en truukjes bestaan die je daarbij kunnen helpen, blijf je misschien worstelen zonder op het idee te komen </text:span><text:span text:style-name="T51">dat andere mensen je verder zouden kunnen helpen. </text:span><text:span text:style-name="T53">Je weet immers nog niet dat er een “verder” is. </text:span><text:span text:style-name="T52">Enige worsteling en spontaan ontwaken het eigen initiatief om een medestudent of docent om hulp te vragen is leerzaam. Een te lange </text:span><text:soft-page-break/><text:span text:style-name="T52">worsteling kan zowel ontmoedigend als tijdverspillend zijn. Het is een kwestie van balans.<text:line-break/><text:line-break/></text:span></text:p>
      <text:p text:style-name="P25"><text:span text:style-name="T43">Veel groepen maken een soort taakverdeling, op basis van veronderstelde aanleg. </text:span><text:span text:style-name="T55">Vaak</text:span><text:span text:style-name="T43"> is er wel </text:span><text:span text:style-name="T7">een student</text:span><text:span text:style-name="T43"> in het groepje die al eerder geprogrammeerd heeft. Deze </text:span><text:span text:style-name="T54">neemt</text:span><text:span text:style-name="T43"> dan </text:span><text:span text:style-name="T54">vaak </text:span><text:span text:style-name="T43">de </text:span><text:span text:style-name="T54">software</text:span><text:span text:style-name="T43"> </text:span><text:span text:style-name="T54">voor z’n rekening. Soms is dat alleen de centrale software, soms programmeert diezelfde student ook alle verdiepingen. Bij vragen van een docent over de voortgang van de software wordt dan naar deze persoon verwezen, </text:span><text:span text:style-name="T55">soms met enig ontzag.</text:span><text:span text:style-name="T54"> Ook hier zitten weer twee kanten aan. De taken verdelen is goed. Ieder op z’n eigen eiland is, </text:span><text:span text:style-name="T55">blijkens uitgangspunt 4, </text:span><text:span text:style-name="T54"><text:s/>niet de bedoeling</text:span><text:span text:style-name="T55">.</text:span></text:p>
      <text:p text:style-name="P26"><text:span text:style-name="T57">Het communicatieprotocol tussen de Arduino’s is een verhaal apart. Studenten focussen vrijwel zonder uitzondering op de technische details van I</text:span><text:span text:style-name="T92">2</text:span><text:span text:style-name="T93">C. De vraag </text:span><text:span text:style-name="T94">welke informatie</text:span><text:span text:style-name="T95"> de verdiepingen zouden moeten uitwisselen wordt pas in laatste instantie gesteld. Bij aanvan</text:span><text:span text:style-name="T96">g van de studie is dit begrijpelijk. Het heeft ook te maken met de instroom. We krijgen nu eenmaal niet alleen studenten met een (in aanleg) goed abstractievermogen. </text:span><text:span text:style-name="T95">Deze “details eerst” aanpak blijkt </text:span><text:span text:style-name="T96">echter </text:span><text:span text:style-name="T95">ook in hogere leerjaren nog door veel studenten te worden gevolgd, </text:span><text:span text:style-name="T96">waardoor men zich bijvoorbeeld bij het afstuderen helemaal commit aan een bepaald merk of type hardware, die soms niet of niet snel genoeg leverbaar blijkt.</text:span><text:span text:style-name="T95"> </text:span><text:span text:style-name="T96">Wat dat betreft zou er binnen de studie een constante aansporing moeten zijn, ontwerpproblemen wat meer vanuit een (zich ontwikkelende) helikopterview te benaderen.</text:span><text:span text:style-name="T55"><text:line-break/></text:span></text:p>
      <text:p text:style-name="P28"><text:span text:style-name="T55">E</text:span><text:span text:style-name="T43">n dan is er nog het aspect van de ge</text:span><text:span text:style-name="T7">ï</text:span><text:span text:style-name="T43">nvesteerde </text:span><text:span text:style-name="T59">aandacht, tijd en energie. Het liftproject is niet de enige studieactiviteit. Dat een bepaalde studieactiviteit even alle aandacht opeist is een bekend fenomeen. Het antwoord van een willekeurige student op de vraag waarom </text:span><text:span text:style-name="T61">z</text:span><text:span text:style-name="T59">ij dit of dat nog niet gedaan heeft, is vaak: eind van de week moet project zus of zo klaar zijn. </text:span><text:span text:style-name="T60">Plannen blijkt iets dat geleerd moet worden. Positief punt: Al doende leert men vaak ook dit. Negatief punt: Indien een project of vak te veel energie wegzuigt bij andere studieactiviteiten kan uitval het gevolg zijn. Ook hier weer de noodzaak van balans.</text:span></text:p>
      <text:p text:style-name="P27"><text:span text:style-name="T55"><text:line-break/>Uiteindelijk ontstaat een lift die het wel of niet doet. Daarbinnen zijn er nuances. Liften die een enigszins efficiente volgorde van passagiers oppikken hanteren zijn in de minderheid. Liften die het helemaal niet doen gelukkig ook. </text:span><text:span text:style-name="T56">Al met al leren de meesten heel wat van dit project. </text:span><text:span text:style-name="T58">Een mooi project dus, met zowel technische als professional en interpersonal skills aspecten. De idee</text:span><text:span text:style-name="T15">ë</text:span><text:span text:style-name="T58">n die nu volgen betreffende het nog meer verwerken van de besproken onderwijsvisie kunnen er een nog mooier project van maken.</text:span></text:p>
      <text:h text:style-name="P91" text:outline-level="3">Het project door de bril van de 5 uitgangspunten</text:h>
      <text:h text:style-name="P96" text:outline-level="4">1. Studeren met plezier</text:h>
      <text:p text:style-name="P29">Als je de studenten op onze verdieping aan dit project bezig ziet, valt de informele sfeer en het contact tussen de studenten op. Het is een soort zoemende bijenkorf, zowel op het onderwijsplein als in de lokalen er omheen en ook in het stadslab. Een mooi eikpunt is de situatie tijdens de Corona lockdowns. Wat waren ze blij elkaar af en toe te zien. De meesten varen wel bij fysieke aanwezigheid en contact <text:soft-page-break/>met studiegenoten en docenten. Voor studenten die niet te ver weg wonen is ook het dagritme een positief element: <text:span text:style-name="T97">uit je bed </text:span><text:span text:style-name="T98">komen </text:span><text:span text:style-name="T97">en ergens heen </text:span><text:span text:style-name="T98">gaan </text:span><text:span text:style-name="T97">waar het gezellig is.</text:span></text:p>
      <text:p text:style-name="P30">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7">ï</text:span><text:span text:style-name="T43">nvloedbaar.</text:span></text:p>
      <text:p text:style-name="P31">Tenstlotte is er het plezier van de overwinning: Moeilijke problemen tegenkomen, ze <text:span text:style-name="T7">één voor één oplossen en tenslotte een werkend systeem. Zelf gemaakt, </text:span><text:span text:style-name="T25">s</text:span><text:span text:style-name="T7">amen met je team. Een vreugdevolle ervaring en positieve bekrachtiging. Yes, I can!</text:span></text:p>
      <text:p text:style-name="P31"><text:span text:style-name="T7">En er zijn ook zaken die beter kunnen. Urenlang worstelen en er niet uitkomen, waarna iemand anders het wel even in orde maakt </text:span><text:span text:style-name="T16">doet afbreuk aan het plezier. Het project is voor veel eerstejaars hoog gegrepen, zelfs in z’n eenvoudigste vorm. </text:span><text:span text:style-name="T17">Iets meer structuur en begeleiding z</text:span><text:span text:style-name="T19">al</text:span><text:span text:style-name="T17"> helpen. Dat hoeft niet persee altijd 1 op 1 persoonlijke begeleiding te zijn. Ook een reader of video waarin wordt getoond hoe je zoiets nu eigenlijk aanpakt is begeleiding.</text:span></text:p>
      <text:p text:style-name="P32"><text:span text:style-name="T17">H</text:span><text:span text:style-name="T7">et gaat daarbij niet om een stap voor stap “handleiding” maar meer om aanwijzingen over hoe je </text:span><text:span text:style-name="T19">een zo’n combinatie-project van hard- en software</text:span><text:span text:style-name="T7"> behapbaar maakt. Aanwijzingen die voor docenten vanzelf spreken zoals sys</text:span><text:span text:style-name="T19">t</text:span><text:span text:style-name="T7">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8">zoeken en vinden</text:span><text:span text:style-name="T7"> te ontnemen.</text:span></text:p>
      <text:p text:style-name="P33"><text:span text:style-name="T7">Wat betreft structuur kan een voorbeeld-stappenplan worden aangereikt, een beetje zoals een </text:span><text:span text:style-name="T20">voorbeeld</text:span><text:span text:style-name="T7">-indeling van een </text:span><text:span text:style-name="T20">afstudeer- of stage</text:span><text:span text:style-name="T7">verslag. </text:span><text:span text:style-name="T20">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384026735776">
          <table:table-cell table:style-name="Table1.A1" office:value-type="string">
            <text:p text:style-name="P12">Stap</text:p>
          </table:table-cell>
          <table:table-cell table:style-name="Table1.A1" office:value-type="string">
            <text:p text:style-name="P12">Waarom</text:p>
          </table:table-cell>
          <table:table-cell table:style-name="Table1.C1" office:value-type="string">
            <text:p text:style-name="P12">Hoe</text:p>
          </table:table-cell>
        </table:table-row>
        <table:table-row table:style-name="TableLine94384026871008">
          <table:table-cell table:style-name="Table1.A2" office:value-type="string">
            <text:p text:style-name="P8">Eenduidig boven tafel krijgen van de vereisten aan het projectresultaat</text:p>
          </table:table-cell>
          <table:table-cell table:style-name="Table1.A2" office:value-type="string">
            <text:p text:style-name="P8">Helder vasleggen wat precies moet worden gemaakt</text:p>
          </table:table-cell>
          <table:table-cell table:style-name="Table1.C2" office:value-type="string">
            <text:p text:style-name="P8">Bestuderen en samenvatten van bestaande specificatie of, indien deze niet voor handen is, achterhalen en vastleggen ervan</text:p>
          </table:table-cell>
        </table:table-row>
        <table:table-row table:style-name="TableLine94384026872544">
          <table:table-cell table:style-name="Table1.A2" office:value-type="string">
            <text:p text:style-name="P9">Kiezen van principe-oplossingen om het projectresultaat te verkrijgen</text:p>
          </table:table-cell>
          <table:table-cell table:style-name="Table1.A2" office:value-type="string">
            <text:p text:style-name="P9">Zo’n principe-ontwerp maakt duidelijk welke taken er zoal zijn bij de realisatie ervan</text:p>
          </table:table-cell>
          <table:table-cell table:style-name="Table1.C2" office:value-type="string">
            <text:p text:style-name="P9">Samen creatief nadenken en overleggen, zodat gebruik wordt gemaakt van alle idee<text:span text:style-name="T7">ën binnen de groep</text:span></text:p>
          </table:table-cell>
        </table:table-row>
        <table:table-row table:style-name="TableLine94384026873376">
          <table:table-cell table:style-name="Table1.A2" office:value-type="string">
            <text:p text:style-name="P6">Inventariseren van kennis, vaardigheden en voorkeur Het bieden van enige sturende <text:soft-page-break/>begeleiding is in overeenstemming met niveau 1 van tabel 2 in het OTI.</text:p>
          </table:table-cell>
          <table:table-cell table:style-name="Table1.A2" office:value-type="string">
            <text:p text:style-name="P6">Zo kan men er voor zorgen dat ieder datgene doet waar <text:span text:style-name="T100">z</text:span>ij goed in is of wil worden</text:p>
          </table:table-cell>
          <table:table-cell table:style-name="Table1.C2" office:value-type="string">
            <text:p text:style-name="P10">Ieder <text:span text:style-name="T101">groepslid</text:span> geeft aan waar zij goed in is of wat zij wil leren.</text:p>
          </table:table-cell>
        </table:table-row>
        <table:table-row table:style-name="TableLine94384026874320">
          <table:table-cell table:style-name="Table1.A2" office:value-type="string">
            <text:p text:style-name="P4">Inventariseren van taken binnen het project</text:p>
          </table:table-cell>
          <table:table-cell table:style-name="Table1.A2" office:value-type="string">
            <text:p text:style-name="P4">Zo kunnen deze taken worden verdeeld <text:span text:style-name="T99">onder de groepsleden</text:span></text:p>
          </table:table-cell>
          <table:table-cell table:style-name="Table1.C2" office:value-type="string">
            <text:p text:style-name="P5">Zoek taken waarvan het resultaat onafhankelijk kan worden getest</text:p>
          </table:table-cell>
        </table:table-row>
        <table:table-row table:style-name="TableLine94384026875344">
          <table:table-cell table:style-name="Table1.A2" office:value-type="string">
            <text:p text:style-name="P10">Verdelen van de taken</text:p>
          </table:table-cell>
          <table:table-cell table:style-name="Table1.A2" office:value-type="string">
            <text:p text:style-name="P10">Doorlooptijd verkleinen</text:p>
          </table:table-cell>
          <table:table-cell table:style-name="Table1.C2" office:value-type="string">
            <text:p text:style-name="P7">Elk groepslid geeft minimaal 2 voorkeurstaken aan. Uiteindelijk wordt in overleg besloten. De verdeling van taken over groepsleden hoeft niet 1 op 1 te zijn</text:p>
          </table:table-cell>
        </table:table-row>
        <table:table-row table:style-name="TableLine94384026876240">
          <table:table-cell table:style-name="Table1.A2" office:value-type="string">
            <text:p text:style-name="P6">Inventariseren van de benodigde hardware-onderdelen</text:p>
          </table:table-cell>
          <table:table-cell table:style-name="Table1.A2" office:value-type="string">
            <text:p text:style-name="P6">Het kan zijn dat niet alles op voorraad is. Sommige dingen moeten zelf worden gemaakt uit basismaterialen</text:p>
          </table:table-cell>
          <table:table-cell table:style-name="Table1.C2" office:value-type="string">
            <text:p text:style-name="P11">Opstellen van materialenlijst <text:span text:style-name="T102">met bron waar</text:span><text:span text:style-name="T103">uit</text:span><text:span text:style-name="T102"> deze kunnen worden betrokken </text:span><text:span text:style-name="T103">en, indien van toepassing,</text:span><text:span text:style-name="T102"> kosten</text:span></text:p>
          </table:table-cell>
        </table:table-row>
        <table:table-row table:style-name="TableLine94384026877184">
          <table:table-cell table:style-name="Table1.A2" office:value-type="string">
            <text:p text:style-name="P16"><text:span text:style-name="T105">Splitsen van het totale hardware systeem in</text:span> onafhankelijk testbare deelsystemen</text:p>
          </table:table-cell>
          <table:table-cell table:style-name="Table1.A2" office:value-type="string">
            <text:p text:style-name="P16">Het is dan snel duidelijk in welk deelsysteem “<text:span text:style-name="T109">het niet doet”</text:span></text:p>
          </table:table-cell>
          <table:table-cell table:style-name="Table1.C2" office:value-type="string">
            <text:p text:style-name="P17">Deelsystemen zo kiezen dat ze zo min mogelijk verweven zijn</text:p>
          </table:table-cell>
        </table:table-row>
        <table:table-row table:style-name="TableLine94384026878128">
          <table:table-cell table:style-name="Table1.A2" office:value-type="string">
            <text:p text:style-name="P13">Splitsen van de benodigde software in onderdelen</text:p>
          </table:table-cell>
          <table:table-cell table:style-name="Table1.A2" office:value-type="string">
            <text:p text:style-name="P13">Zo kan aan die onderdelen onafhankelijk worden gewerkt en kunnen ze onafhankelijk worden getest</text:p>
          </table:table-cell>
          <table:table-cell table:style-name="Table1.C2" office:value-type="string">
            <text:p text:style-name="P15">Maak de splitsing zo dat de onderdelen zo min mogelijk met elkaar verweven zijn</text:p>
          </table:table-cell>
        </table:table-row>
        <table:table-row table:style-name="TableLine94384026878992">
          <table:table-cell table:style-name="Table1.A2" office:value-type="string">
            <text:p text:style-name="P16">Vervaardiging en individueel testen van hardware-<text:span text:style-name="T106">deelsystemen</text:span></text:p>
          </table:table-cell>
          <table:table-cell table:style-name="Table1.A2" office:value-type="string">
            <text:p text:style-name="P18">Een systeem dat uit betrouwbare deelsystemen wordt opgebouwd is meestal zelf ook betrouwbaar</text:p>
          </table:table-cell>
          <table:table-cell table:style-name="Table1.C2" office:value-type="string">
            <text:p text:style-name="P18">Gebruik van test-hulpmidd<text:span text:style-name="T107">e</text:span>len zoals een universeelmeter</text:p>
          </table:table-cell>
        </table:table-row>
        <table:table-row table:style-name="TableLine94384026879936">
          <table:table-cell table:style-name="Table1.A2" office:value-type="string">
            <text:p text:style-name="P19">Testen van de hardware als geheel</text:p>
          </table:table-cell>
          <table:table-cell table:style-name="Table1.A2" office:value-type="string">
            <text:p text:style-name="P19">Zo verkrijgt men een stevige basis waarop in een volgende stap de software kan worden getest</text:p>
          </table:table-cell>
          <table:table-cell table:style-name="Table1.C2" office:value-type="string">
            <text:p text:style-name="P19">Dit kan door rechtstreeks de I/O van de besturing(en) in te lezen en aan te sturen met behulp van <text:span text:style-name="T109">een</text:span> eenvoudig testprogram<text:span text:style-name="T109">maprint (type (ship) .__name__, ship.name, ship.length, ship.orientation)</text:span></text:p>
          </table:table-cell>
        </table:table-row>
        <table:table-row table:style-name="TableLine94384026880880">
          <table:table-cell table:style-name="Table1.A2" office:value-type="string">
            <text:p text:style-name="P20">Testen van delen van de software op de grondig geteste hardware (unittest)</text:p>
          </table:table-cell>
          <table:table-cell table:style-name="Table1.A2" office:value-type="string">
            <text:p text:style-name="P14"><text:span text:style-name="T108">Zo</text:span> wordt <text:span text:style-name="T104">snel</text:span> duidelijk waar <text:span text:style-name="T104">eventuele </text:span>fouten zitten</text:p>
          </table:table-cell>
          <table:table-cell table:style-name="Table1.C2" office:value-type="string">
            <text:p text:style-name="P20">De diverse software-onderdelen aansturen via speciale, eenvoudige test-code</text:p>
          </table:table-cell>
        </table:table-row>
        <table:table-row table:style-name="TableLine94384026881824">
          <table:table-cell table:style-name="Table1.A2" office:value-type="string">
            <text:p text:style-name="P20">Testen van de samengevoegde software op de samengevoegde hardware (integratietest)</text:p>
          </table:table-cell>
          <table:table-cell table:style-name="Table1.A2" office:value-type="string">
            <text:p text:style-name="P20">Hiermee wordt een correcte samenwerking tussen alle delen getest</text:p>
          </table:table-cell>
          <table:table-cell table:style-name="Table1.C2" office:value-type="string">
            <text:p text:style-name="P20">Stel een testplan op aan de hand van de vereisten, voer dit stap voor stap uit en leg de resultaten vast</text:p>
          </table:table-cell>
        </table:table-row>
        <table:table-row table:style-name="TableLine94384026882768">
          <table:table-cell table:style-name="Table1.A2" office:value-type="string">
            <text:p text:style-name="P20">Opstellen gebruiksdocumentatie</text:p>
          </table:table-cell>
          <table:table-cell table:style-name="Table1.A2" office:value-type="string">
            <text:p text:style-name="P20">Een gebruiker moet weten hoe hij het systeem kan bedienen</text:p>
          </table:table-cell>
          <table:table-cell table:style-name="Table1.C2" office:value-type="string">
            <text:p text:style-name="P20">Bekijk het systeem vanuit het standpunt van een gebruiker zonder technische kennis</text:p>
          </table:table-cell>
        </table:table-row>
      </table:table>
      <text:p text:style-name="P35"/>
      <text:p text:style-name="P37"><text:soft-page-break/><text:span text:style-name="T111">Een dergelijk</text:span><text:span text:style-name="T109"> stappenplan </text:span>zorgt dat de studenten niet helemaal “het bos in gaan”, want daar leren ze weinig van. Goede gewoonten, zoals een systematische aanpak bij opbouw en testen kunnen niet vroeg genoeg worden aangereikt. Het bieden van enige sturende begeleiding is in overeenstemming met niveau 1 van tabel 2 in het OTI.</text:p>
      <text:p text:style-name="P36"><text:span text:style-name="T110">Zo krijgen</text:span> de studenten enige steun bij het aanpakken van het project <text:span text:style-name="T110">en verminder</text:span><text:span text:style-name="T111">t</text:span><text:span text:style-name="T110"> de frustratie</text:span>, maar <text:span text:style-name="T110">blijven de uitdaging en het plezier van de overwinning volop bestaan.</text:span></text:p>
      <text:h text:style-name="P97" text:outline-level="4">2. Studeren met nieuwsgierigheid</text:h>
      <text:p text:style-name="P59">Sommige studenten zijn van nature nieuwsgierig. <text:span text:style-name="T112">Anderen zijn vooral gefocust op het snel en succesvol afronden van de studie. Dat mag, maar zonder nieuwsgierigheid worden veel kansen op het zich eigen maken van kennis gemist. Er ontstaat dan een patroon van kortstondige inspanning om </text:span><text:span text:style-name="T113">een voldoende te halen, waarbij de opgedane kennis nauwelijks blijft hangen. Immers, die kennis is dané bijzaak, het gaat primair om het behalen van een voldoende en dat kan vaak met oppervlakkig, vluchtig begrip. Wat moeten we precies weten? Wat zijn de minimumeisen aan het projectresulaat? Delete en door.</text:span></text:p>
      <text:p text:style-name="P61">Deze minimalistische strategie leidt er toe dat een deel van de studenten veel minder leert dan zou kunnen. Er is letterlijk sprake van verspilling. Een belangrijk deel van de onderwijs-effort gaat ernaast. Dat is niet de bedoeling van de maatschappelijke investering in onderwijs. Al bij <text:span text:style-name="T114">project 1, op dit moment het lift-project,</text:span> zijn er mogelijkheden om de nieuwsgierigheid expliciet te stimuleren. <text:span text:style-name="T114">Bij studenten die niet van nature “aangedreven worden” door nieuwsgierigheid voor techniek, maar meer door het carriere-perspectief, biedt vooral stimuleren vanuit de praktische toepassing mogelijkheden. Zulke studenten zijn immers al bezig met het moment dat ze bij een bedrijf aan de slag kunnen en vormen zich daarvan een beeld. Hiervan kan meer gebruik worden gemaakt.<text:line-break/><text:line-break/>Wat ben ik aan het maken? Alleen maar een aantal plankjes, met wat knopjes, displays, draadjes, sensoren, Arduino’s en een stappenmotor? Veel studenten maken zelf de stap naar “een lift” niet. </text:span><text:span text:style-name="T115">Er zijn liften in ons gebouw. Hoe werken ze precies? Wat voor strategie volgen ze als op meerdere verdiepingen iemand op de knoppen drukt. Zo iets zou onderwerp van een eenvoudig experiment kunnen zijn, bijvoorbeeld met een goederenlift die op dat moment geen spitsuur heeft. Hoe zit het eigenlijk met energie-verbruik? Kost het niet heel veel energie om elke keer een zware liftkooi op te hijsen? Hier zijn twee didactische standpunten mogelijk:<text:line-break/><text:line-break/>1. Het doet er niet toe hoe een echte lift precies werkt. Maak nu maar wat je minimaal moet maken. Doe je ding, we vinken punten af op ons lijstje en als je houten hokje op en neer gaat en op de juiste plekken stopt, en de displays de juiste cijfers laten zien heb je een voldoende. Zo wordt onbedoeld de minimalistische strategie gestimuleerd en de berekende student geboren. Wat is er minimaal nodig voor een voldoende.</text:span></text:p>
      <text:p text:style-name="P62">2. Leren gaat niet alleen over techniek maar ook over nieuwsgierigheid naar praktische toepassingen. Wat is een echte lift voor ding en hoe werkt hij precies? En dan gaat het om alle aspecten. Het feit dat er dan bijvoorbeeld een contragewicht op en neer gaat is geen bijzaak meer. Het maakt immers deel uit van die echte lift en die staat centraal!<text:line-break/><text:soft-page-break/><text:line-break/>Aanpak 2 is omdenken voor de gepassioneerde ras-technicus. Immers die is vooral geinteresseerd in de knopjes, lampjes, displays, draadjes, compuéters en software. Maar interesse voor het hele praktische <text:span text:style-name="T116">fenomeen “lift”</text:span> is wel een manier om juist de studenten met een meer praktische insteek aan te spreken. <text:span text:style-name="T116">Dit vergt van de docenten dat ze bereid zijn, niet alleen in te gaan op de TI kant van een lift, maar ook op aspecten die in hun ogen “bijzaak” zijn.<text:line-break/><text:line-break/>Automatisering is maar </text:span><text:span text:style-name="T21">één aspect van een lift. Een lift is een materieel ding. Een lift </text:span><text:span text:style-name="T22">vervult een functie voor de gebruikers.</text:span><text:span text:style-name="T21"> Een lift wordt ergens gemaakt. Er wordt aan verdiend. <text:s/>Er werken mensen aan. </text:span><text:span text:style-name="T22">Er is een productielijn. </text:span><text:span text:style-name="T21">Er zijn toeleveranciers</text:span><text:span text:style-name="T22">.</text:span><text:span text:style-name="T21">Veiligheidsvoorschriften. Est</text:span><text:span text:style-name="T22">h</text:span><text:span text:style-name="T21">etiek. </text:span><text:span text:style-name="T22">Kortom allerlei kanten die niet helemaal “techniek” en ook niet helemaal “skills” zijn. En zo komen we vanzelf op uitgangspunt 3.</text:span></text:p>
      <text:h text:style-name="P98" text:outline-level="4">4. Een contextrijke leeromgeving</text:h>
      <text:p text:style-name="P63"><text:span text:style-name="T118">Plezier, nieuwsgierigheid en contextrijkheid gaan hand in hand. Juist studenten bij wie de pure </text:span><text:span text:style-name="T119">techniek</text:span><text:span text:style-name="T118"> niet de voornaamste brug naar interesse is, komt de context te hulp. Interesse in de context is interesse in “waar je het voor doet”. En als je weet waar je het voor doet, is kennis geen overbodige ballast meer maar een zinvolle lading. Dat maakt het een stuk makkelijker kennis te verwerven.</text:span> <text:span text:style-name="T117">Leren uit interesse gaat nu eenmaal veel soepeler dan leren “omdat het moet”. Studenten vellen een snel en automatisch een oordeel: “bal</text:span><text:span text:style-name="T140">l</text:span><text:span text:style-name="T117">ast” of “lading”. En wie ze ballast </text:span><text:span text:style-name="T140">(in hun ogen)</text:span><text:span text:style-name="T117"> probeert op te dringen, raakt onvermijdelijk teleurgesteld. </text:span><text:span text:style-name="T122">Niet dat alle studenten echt kunnen beoordelen wat ba</text:span><text:span text:style-name="T125">l</text:span><text:span text:style-name="T122">last is en wat niet. Daarvoor weten velen nog te weinig van de beroepsprakijk. </text:span><text:span text:style-name="T125">Deze beperking komt aan de orde bij uitgangspunt 5: </text:span><text:span text:style-name="T126">Studeren met eigenaarschap en verantwoordlijkheid.</text:span></text:p>
      <text:p text:style-name="P64"><text:span text:style-name="T124">De b</text:span><text:span text:style-name="T123">eroepspraktijk </text:span><text:span text:style-name="T124">is een deel van de context. Immers, producten spelen niet alleen een rol in het leven van consumenten, maar ook van producenten. </text:span><text:span text:style-name="T127">Hoe meer context bij een project wordt geboden, des te meer zal het een brede groep studenten aanspreken.</text:span></text:p>
      <text:p text:style-name="P64"/>
      <text:p text:style-name="P66">Twee kanttekeningen:</text:p>
      <text:p text:style-name="P64"><text:span text:style-name="T127">Ten eerste zijn er natuurlijk grenzen. Context zonder een significante hoeveelheid harde, technische inhoud mag dan nuttig zijn, onder de vlag </text:span><text:span text:style-name="T128">van </text:span><text:span text:style-name="T127">Technische Informatica hoort het bijbrengen van zulke harde technische kennis en vaardigheden nu eenmaal tot de lading. Voor puur maatschappelijk of bedrijfskundig ge</text:span><text:span text:style-name="T23">ï</text:span><text:span text:style-name="T63">nteresseerden zijn er andere studies.</text:span></text:p>
      <text:p text:style-name="P42"/>
      <text:p text:style-name="P65"><text:span text:style-name="T64">Ten tweede: Als de nadruk vrijwel geheel op de context komt te liggen, verliezen studenten met een sterk technische focus hun interesse. Er zijn natuurlijk studenten die alle context zowiezo maar onzin vinden. Het is niet de bedoeling het onderwijs geheel in te richten op deze eenzijdige gefocuste groep. Een veel grotere groep echter heeft een passie voor techniek en is wel in staat te zien dat een bepaalde mate van engagement met de context nodig is om een goede technicus te zijn, maar ventileert ongezouten zijn ongenoegen als de techniek ondersneeuwt. Hier hebben ze niet voor gekozen. Dat klopt. De pure technici horen ook aan boord thuis. Voor een deel valt dit op te lossen met </text:span><text:soft-page-break/><text:span text:style-name="T64">mogelijkheden tot verdieping. Deze verdieping hoort ook expliciet beoordeeld en gewaardeerd te worden.<text:line-break/><text:line-break/>Bij de lift kan het gaan om een slimme prioritisering van de manier waarop de etages doorlopen worden. Of om meerdere liften die op zinnige wijze samenwerken om mensen zonder omwegen en met zo min mogelijk wachttijd naar de juiste etage te krijgen. Of om een strakke, bijvoorbeeld object geori</text:span><text:span text:style-name="T24">ë</text:span><text:span text:style-name="T64">nteerde, programmeerstijl met een helder, goed gedocumenteerd ontwerp. Of om een elegant protocol, waarbij </text:span><text:span text:style-name="T65">een OSI-achtige lagen-indeling is aangehouden. Of om een speciale faciliteit om voorrang te geven aan urgent gebruik. Belangrijk is dat deze mogelijkheden in de practicum-omschrijving zijn aangegeven en dat de docenten ze op waarde schatten en meenemen in de beoordeling.<text:line-break/><text:line-break/></text:span><text:span text:style-name="T66">Zoals besproken sluiten context en technische verdieping elkaar niet uit. Ze versterken elkaar eerder. Het meenemen van meer context vergroot de mogelijkheden tot verdieping. De voorgestelde </text:span><text:span text:style-name="T67">uitbreidingen van het materiaal met zowel een bredere context van het fenomeen lift als verdieping aan de hand van bijvoorbeeld de gedane suggesties </text:span><text:span text:style-name="T68">voor “extra’s” </text:span><text:span text:style-name="T67">vormen een eenmalige investering in het project.</text:span></text:p>
      <text:p text:style-name="P65"><text:span text:style-name="T67">Daarnaast is aandacht van de docenten voor de context nodig, ook als dat niet hun eigen primaire interesse is. </text:span><text:span text:style-name="T68">Van belang is daarbij dat niet te gauw wordt aangenomen dat een aspect van een echte lift “er voor het project niet toe doet”. Dat is de visie van een techicus pur-sang, sommige studenten hebben dezelfde focus, anderen varen wel bij meer context. </text:span><text:span text:style-name="T67">In ons gebouw bevinden zich diverse liften. Die kunnen op z’n minst grondig bekeken worden, inclusief prioriteits-sleutels, contragewichten en deurbeveiliging. Daarnaast kan een (goederen)lift in overleg met gebouwenbeheer voor experimenten betreffende service-volgorde van etages worden gebruikt. De resultaten kunnen in het project-verslag worden opgenomen en al dan niet worden gebruikt als basis voor een eigen algoritme.<text:line-break/></text:span></text:p>
      <text:h text:style-name="P99" text:outline-level="4">5. Studeren met eigenaarschap en verantwoordelijkheid</text:h>
      <text:p text:style-name="P60">Dit is bij project 1 <text:span text:style-name="T129">voor </text:span><text:span text:style-name="T131">een </text:span><text:span text:style-name="T129">deel van de studenten een beginnend “</text:span>werk in uitvoering”. <text:span text:style-name="T129">Op de</text:span><text:span text:style-name="T65"> </text:span><text:span text:style-name="T129"><text:s/>middelbare school wordt je over het algemeen eenduidig vertelt wat je moet doen. De enige verantwoordelijkheid is dat je d</text:span><text:span text:style-name="T131">at ook werkelijk min of meer doet</text:span><text:span text:style-name="T129">. Van eigenaarschap is heel vaak geen sprake. Je moet gewoon naar school en daar moet je leren. Of een dergelijke aanpak verstandig is wordt hier in het midden gelaten. Met alle gevolgen die de leerplichtwet heeft gehad is dit mogelijk een negatief bijeffect. Leren is geen gunst maar een plicht. Kinderen in Afrika of India denken daar vaak heel anders over. Maar, zoals gezegd, het is geen manco van de leerlingen maar van het systeem. En iets beters bedenken is niet eenvoudig. </text:span><text:span text:style-name="T130">Voor HBO opleidingen is het een gegeven dat veel van de studenten met een dergelijke mentaliteit binnenkomen, gecombineerd met een deficiet aan basiskennis zoals rekenen en lezen. <text:s/>Studenten hebben tegenwoordig ook vaardigheden, die studenten vroeger niet hadden. Blijft wel het genoemde deficiet. Dit is geen waarde-oordeel, maar een vaststelling die door breed onderzoek en meten wordt ondersteund.</text:span></text:p>
      <text:p text:style-name="P68">Bij project 1 kan een begin worden gemaakt me het aankweken van eigenaarschap en <text:soft-page-break/>verantwoordelijkheid, maar met mate. Dit is iets dat geleerd moet worden. Een beetje vallen en opstaan <text:s/>hoort daarbij. Vallen en niet meer opstaan is natuurlijk niet de bedoeling. En dat is wel wat er uiteindelijk wat er met een flink deel van de studenten gebeurt.<text:line-break/><text:line-break/>Centraal staat het begrip “positieve bekrachtiging”. Geef studenten de verantwoordelijkheid die ze aankunnen, maar niet (veel) meer. <text:span text:style-name="T132">Op die manier komen ze in een positieve spiraal: Ik kan dit zelf, ik kan mijzelf managen. </text:span><text:span text:style-name="T133">De hoofdrol is hier weggelegd voor SLC (Studie Loopbaan Coaching). Studenten worden zoveel mogelijk losgelaten maar zijn wel in beeld.<text:line-break/><text:line-break/></text:span><text:span text:style-name="T134">Echt eigenaarschap is voor een deel van de studenten nog te veel gevraagd. </text:span><text:span text:style-name="T135">Naast het aanleren ervan m</text:span><text:span text:style-name="T136">ogen er daarom in project 1 ook externe prikkels zijn. Een voorbeeld daarvan zijn tussendoelen met bijbehorende deadlines. Een ander voorbeeld is, dat er eisen worden gesteld aan de taakverdeling, om te zorgen dat er geen “meelop</text:span><text:span text:style-name="T137">ende wielen” zijn. Zo mag geeist worden dat alle groepsleden tenminste passieve kennis hebben van wat de anderen hebben gemaakt. Dus, specifiek, ook iemand die de software niet zelf geschreven heeft, </text:span><text:span text:style-name="T138">dient</text:span><text:span text:style-name="T137"> deze regel voor regel te kunnen uitleggen. </text:span><text:span text:style-name="T138">En ook iemand die de hardware niet zelf bedraad heeft, dient te kunnen uitleggen wat waarop aangesloten is en waarom. Zelfde geldt voor de volgorde-strategie bij het aandoen van etages en het communicatieprotocol.<text:line-break/><text:line-break/>Deze manier van beoordelen hoeft niet extreem veel tijd te kosten, maar </text:span><text:span text:style-name="T139">15 a 20 minuten per groep</text:span><text:span text:style-name="T138"> is echt het minimum. Daarbij moeten ook individuele vragen gesteld worden, </text:span><text:span text:style-name="T139">waarbij de anderen niet “voorzeggen”. </text:span><text:span text:style-name="T141">Dit is niet alleen controle maar ook zorgen dat studenten zich gezien voelen. gezien voelen</text:span></text:p>
      <text:p text:style-name="P67"/>
      <text:h text:style-name="P88" text:outline-level="2" text:is-list-header="true">Het bank-project</text:h>
      <text:h text:style-name="P94" text:outline-level="3">Wat is <text:s/>het</text:h>
      <text:p text:style-name="P69">Aan het einde van het eerste studiejaar doen TI studenten het bank-project. Ze weten dan al wat meer van hardware en hebben dan behalve de programmeertaal C ook enig Java gehad. Ze hebben al wat ervaring met hoe je een project in principe aanpakt, samenwerkend met andere studenten.<text:line-break/><text:line-break/>Het bank-project gaat over realisatie van een aantal banken met pinautomaten. Elke pin-automaat is via een data-verbinding gekoppeld aan een bank en alle banken zijn aan elkaar gekoppeld in een LAN. De pinautomaat omvat zowel hard- als software aspecten. Het gelduitgifte-systeem is een plek waar de studenten veel creatieve, praktische oplossingen kwijt kunnen. Werk je voor het uitgeven van biljetten met rolletjes? Of met zuigers? Of zijn er nog originele en effectieve alternatieven? Of maak je stiekem je biljetten onopvallend wat dikker, zodat het meer kaartjes dan papiertjes zijn <text:span text:style-name="T142">en makkelijker te manipuleren?</text:span><text:line-break/><text:line-break/>De kast van de uitgifte-automaat is een geliefd <text:span text:style-name="T142">doelwit</text:span> voor lasercutters, 3D printers, lijmpistolen en ander gerei. Daarnaast worden de meeste automaten met zichtbaar plezier voorzien van grappige namen en logo’s.<text:line-break/><text:line-break/><text:span text:style-name="T142">Ieder groepje studenten maakt een bank. Omdat banken met elkaar moeten communiceren is overleg tussen de groepjes over het communicatie-protocol nodig. Vaak neemt een beperkt aantal studenten hierin het voor</text:span><text:span text:style-name="T143">touw. Dat is conform de rea</text:span><text:span text:style-name="T144">liteit. Ook in het “echt” worden dergelijke zaken niet beslist in een brede maatschappelijke disussie.<text:line-break/><text:line-break/></text:span><text:span text:style-name="T145">Een ander aspect van het bank-project is security. Hoe <text:s/>check je de indentiteit van een klant. Hoe zorg je dat de geld-automaten niet meer flappen tappen dan het saldo van de klant rechtvaardigt. En hoe zorg je dat er geen geld wordt weggesluisd door simpelweg het interbankaire dataverkeer te hacken?<text:line-break/><text:line-break/></text:span><text:span text:style-name="T146">De afsluiting van het project is ee</text:span><text:span text:style-name="T147">n</text:span><text:span text:style-name="T146"> happening die gekenmerkt wordt door een combinatie van serieuze spanning en plezier. Studenten mogen proberen elkaars bank te hacken en de robuustheid </text:span><text:span text:style-name="T155">van de</text:span><text:span text:style-name="T146"> geldautomaten worden op diverse wijzen op de proef gesteld. </text:span><text:span text:style-name="T147">Techniek- en skillsdocenten lopen rond om het resultaat te beoordelen. Een groot deel van de verdieping is gevuld met leven en gedoe, draadjes, schermpjes. De TI-sfeer op z’n best.</text:span></text:p>
      <text:h text:style-name="P92" text:outline-level="3">Het project door de bril van de 5 uitgangspunten</text:h>
      <text:h text:style-name="P100" text:outline-level="4">1. Studeren met pl<text:span text:style-name="T154">e</text:span>zier</text:h>
      <text:p text:style-name="P70"><text:span text:style-name="T148">Vooral op de “slot-happening” is het plezier bij de meesten duidelijk aanwezig. Een belangrijk deel van dat plezier is sociaal plezier. Studenten kijken naar de resultaten van andere groepen en leveren commentaar, vaak met een knipoog. Het contact tussen de docenten en studenten heeft op dat moment </text:span><text:soft-page-break/><text:span text:style-name="T148">een serieus doel, beoordeling, uiteindelijke na een eventuele verbeterslag uitmondend in het al dan niet behalen van studiepunten.</text:span></text:p>
      <text:p text:style-name="P73">Maar de sfeer is behalve serieus ook informeel. De relatie tussen student en docent is een belangrijk element van deze gebeurtenis. Die kan zich uiten in een opmerking, waaruit blijkt dat docent en student elkaar langer kennen dan vandaag. Of gewoon in een blik of grapje. Of in een serieus coachend verhaal om de student alsnog op het goede spoor te zetten voor een tweede kans. Of in erkenning van het talent of het harde werk dat blijkt uit het resultaat.</text:p>
      <text:p text:style-name="P71"><text:span text:style-name="T141">gezien voelen</text:span><text:line-break/><text:span text:style-name="T149">Alleen al de afsluiting van het project draagt op deze manier in belangrijke mate bij aan het studieplezier. Natuurlijk telt voor velen vooral het resultaat. Dat is ook okee. Tenslotte is er sprake van een opleiding met een inhoudelijke doelstelling. Echter bij die doelstelling hoort ook groei van de student als mens. Dat samenwerken behalve resultaatgericht ook gewoon domweg leuk kan zijn en kan leiden tot je verbonden voelen met je eigen groepje en met andere studenten, dat er een prettig soort competetie kan ontstaan en dat je je in een samenwerkings-situate gezien en “at home” kunt voelen is een belangrijke leerervaring en </text:span><text:span text:style-name="T150">vergroot de kans op</text:span><text:span text:style-name="T149"> studiesucces.</text:span></text:p>
      <text:p text:style-name="P71"><text:span text:style-name="T149">Aanwezig zijn, meegenomen wor</text:span><text:span text:style-name="T150">d</text:span><text:span text:style-name="T149">en in de stroom, informeel contact met inbreng van pril, maar groeiend eigen vakmanschap, <text:s/></text:span><text:span text:style-name="T150">het </text:span><text:span text:style-name="T149">zijn allemaal zaken d</text:span><text:span text:style-name="T150">ie net zo belangrijk zijn als de techniek omdat ze een opstap zijn naar plezier in je werk, iets dat nauwelijks op waarde valt te schatten.</text:span></text:p>
      <text:p text:style-name="P75">Voor de nuttigheidsdenkers: Wie met plezier werkt, levert over het algemeen ook goede resultaten af. Motivatie en inzet zijn hier de sleutelwoorden. Die motivatie is intrinsiek, komt voort uit de activiteit zelf. Een betere motivatie is er niet.</text:p>
      <text:p text:style-name="P76"><text:span text:style-name="T152">Het bank-project draagt op de beschreven manier bij aan het verwezelijking van het uitgangspunt 1: Studeren met plezier. Een klein punt zijn misschien de wat minder zichtbare aspecten van de project-resultaten. Dat de bedrading netjes is, dat het protocol logisch in elkaar zit en dat de geldautomaat met behulp van 3D printing er behoorlijk professioneel uitzie</text:span><text:span text:style-name="T153">t en de schermdialogen eenduidig zijn, </text:span><text:span text:style-name="T152">wordt ook bij oppervlakkige beschouwing duidelijk. Dat </text:span><text:span text:style-name="T30">één en ander doet wat het moet doen blijkt ook bij de demo.<text:line-break/><text:line-break/>Het verschil tussen goed gestructureerde, helder geschreven software en een kluwe veredelde spaghetti is minder zichtbaar. </text:span><text:span text:style-name="T26">Toch is dit aspect iets waar</text:span><text:span text:style-name="T31">in</text:span><text:span text:style-name="T26"> </text:span><text:span text:style-name="T31">de betreffende studenten</text:span><text:span text:style-name="T26"> kennis, energie en vaardigheden hebben geïnvesteerd. Het </text:span><text:span text:style-name="T31">draagt bij</text:span><text:span text:style-name="T26"> aan hun studieplezier als ook deze inspanning wordt gezien en beloond, in woorden en becijfering. </text:span><text:span text:style-name="T27">De aanbeveling is om, voor zover dat al niet gedaan wordt, hier expliciet aandacht aan te besteden bij alle groepen. </text:span><text:span text:style-name="T28">Dit kan door in te zoomen op dat deel van de code, waarvan de docent weet dat het er qua structuur opaan komt. Begin met de grof, bijvoorbeeld bij de indeling in klassen, modules of functies en zoom dan in op één onderdeel, bijvoorbeeld één klasse en, verder inzoomend, één functie. Geef constructieve feedback op </text:span><text:span text:style-name="T31">alle </text:span><text:span text:style-name="T28">aspecten die de docent opvallen, zowel positief als negatief. De bevindingen hierbij maken deel uit van het </text:span><text:span text:style-name="T31">eindoordeel.</text:span><text:span text:style-name="T28"><text:line-break/><text:line-break/>Op deze manier oog hebben voor wat zich onder de oppervlakte van het projectresultaat bevindt, maakt </text:span><text:soft-page-break/><text:span text:style-name="T28">dat de </text:span><text:span text:style-name="T29">student zich ook in de </text:span><text:span text:style-name="T28">inspanning </text:span><text:span text:style-name="T29">voor dit belangrijke deel van het projectresultaat gezien weet. “Gezien worden” draagt bij aan plezier in het werk. Het is daarnaast een stimulans om ook aandacht te besteden voor de “inwendige” kwaliteit van wat wordt gemaakt. Hiervoor uiteindelijk zelf verantwoordelijkheid nemen maakt van iemand een goede technicus, die aan de maatschappij betrouwbare producten levert, zonder dat daarvoor een controle-circus </text:span><text:span text:style-name="T31">nodig is</text:span><text:span text:style-name="T29">. Dit draagt bij aan een “high-trust” society, waarin niet enorm veel menskracht </text:span><text:span text:style-name="T31">en andere middelen</text:span><text:span text:style-name="T29"> hoe</text:span><text:span text:style-name="T31">ven</text:span><text:span text:style-name="T29"> te worden verspilt aan voortdurende controle.</text:span></text:p>
      <text:p text:style-name="P76"><text:a xlink:type="simple" xlink:href="https://en.wikipedia.org/wiki/High_trust_and_low_trust_societies" text:style-name="Internet_20_link" text:visited-style-name="Visited_20_Internet_20_Link"><text:span text:style-name="T31">https://en.wikipedia.org/wiki/High_trust_and_low_trust_societies</text:span></text:a></text:p>
      <text:p text:style-name="P38">De gewoonte, ook aandacht te besteden aan wat niet direct zichtbaar is, leidt naar zelfrespect, en daarmee ook weer naar plezier, niet alleen in de studie, maar ook later in het dagelijks werk.</text:p>
      <text:h text:style-name="Heading_20_4" text:outline-level="4">2. Studeren met nieuwsgierigheid</text:h>
      <text:p text:style-name="P81">Je kunt niet nieuwsgierig zijn naar iets waarvan je niet weet dat het bestaat. Nieuwsgierigheid wordt gewekt door een tipje van de sluier op te lichten, niet door alles tot in detail expliciet te laten zien.<text:line-break/><text:line-break/>Voorbeeld: Het ontwerp van een GUI voor de geldautomaat. Studenten benaderen het GUI probleem intu<text:span text:style-name="T7">ï</text:span><text:span text:style-name="T43">tief en op basis van eigen ervaring met bijvoorbeeld games. Of ze kopi</text:span><text:span text:style-name="T7">ë</text:span><text:span text:style-name="T43">ren vrijwel </text:span><text:span text:style-name="T7">één op één de GUI van een bestaande geldautomaat. In het eerste geval is de oplossing meestal suboptimaal. Immers een geldautomaat dient een andere doel en wordt onder andere omstandigheden gebruikt dan een game. In het tweede geval is er geen sprake van enige prikkel tot innovatie. Kopiëren wat anderen hebben bedacht werkt soms goed genoeg maar zet niet aan tot meer dan oppervlakkige verbetering. En juist van oog voor innovatie-mogelijkheden moeten we het in Nederland met onze dure arbeid hebben.<text:line-break/></text:span></text:p>
      <text:p text:style-name="P39">Het is bij de meeste studenten niet bekend dat er algemene, goed doordachte, experimenteel onderbouwde richtlijnen bestaan voor wat “een goede GUI” is. Zo mag er bijvoorbeeld nooit meer dan één cursor tegelijk om aandacht vragen. De cursor moet eenduidig aangeven waar de gebruiker “verder moet”.</text:p>
      <text:p text:style-name="P82"><text:span text:style-name="T7">Onbekendheid met deze proefondervindelijk vastgestelde richtlijn <text:s/>leidt bijvoorbeeld soms tot verwarring bij betaalautomaten in parkeergarages, waar midden in een dialoog op een groter kleurenscherm een subdialoog op een specifiek scherm van de creditcard-lezer dient te worden gevoerd. De gebruiker wordt uit de vanzelfsprekende flow van de huidige dialoog gehaald en vraagt zich even af waar hij nu “verder” moet. Uiteindelijk wennen mensen aan zoiets, maar ideaal is het niet. Wie heeft nooit eens iemand zoekend en peinzend bij een parkeerautomaat zien staan.<text:line-break/><text:line-break/>We hoeven die </text:span><text:span text:style-name="T40">GUI-</text:span><text:span text:style-name="T7">richtlijnen niet voor te kauwen. Echter als de studenten niet weten dat ze bestaan kunnen ze ook niet nieuwsgierig zijn naar wat deze richtlijnen inhouden. Een kleine hint in het cursusmateriaal is voldoende.<text:line-break/><text:line-break/></text:span><text:span text:style-name="T39">Het zelfde geldt voor de veiligheidseisen. Als je niet weet dat er PCI-eisen aan betaalautomaten bestaan, kun je ook niet nieuwsgierig zijn naar wat deze inhouden.<text:line-break/><text:line-break/></text:span><text:soft-page-break/><text:span text:style-name="T39">En hoe zit ‘t trouwens met toegankelijkheid voor rolstoelers en visueel gehandicapten. Voor al deze zaken bestaan er richtlijnen. De kans dat de student hier spontaan naar op zoek gaat is vrijwel nul. Echter een kleine hint is ook hier weer voldoende </text:span><text:span text:style-name="T40">om de nieuwsgierigheid te wekken.</text:span></text:p>
      <text:p text:style-name="P40">Tip voor dit project dus: Tipje van de sluier!</text:p>
      <text:h text:style-name="P101" text:outline-level="4">3. Een contextrijke leeromgeving</text:h>
      <text:p text:style-name="P77">De wereld van de financi<text:span text:style-name="T7">ë</text:span><text:span text:style-name="T43">le instellingen is een andere wereld dan die van de gemiddelde </text:span><text:span text:style-name="T71">TI-student</text:span><text:span text:style-name="T43">, </text:span><text:span text:style-name="T69">een wereld met z’n eigen terminologie, logica en mores. Het is een wereld die tijdens de borrel en in de pers meestal negatief aan de orde komt. Tenslotte, wat gebeurt er precies in die grote gebouwen met veel marmer en mensen in pak? </text:span><text:span text:style-name="T71">Wie zich er ook maar enigszins in verdiept, weet dat onze</text:span><text:span text:style-name="T69"> maatschappij niet </text:span><text:span text:style-name="T71">zou </text:span><text:span text:style-name="T69">kunnen functioneren zonder deze instellingen. Met al hun gebreken dienen ze wel degelijk een doel. Het alternatief is ruilhandel zonder de mogelijkheid waarde op te slaan of buiten de eigen groep uit te wisselen. Dat alternatief is minder idyllisch dan het lijkt. Mooi dat je een kist sinaasappels kunt ruilen tegen een kist appels of bananen. Maar maak je ooit een fruithap voor je kind als alle drie deze vruchten in een ander </text:span><text:span text:style-name="T70">land en ander </text:span><text:span text:style-name="T69">seizoen worden aangeboden. </text:span><text:span text:style-name="T70">Geld als opslag </text:span><text:span text:style-name="T71">en transportmiddel </text:span><text:span text:style-name="T70">van waarde is ontstaan uit een behoefte. Voor veel afgeleide financi</text:span><text:span text:style-name="T32">ë</text:span><text:span text:style-name="T70">le producten geldt een vergelijkbaar verhaal, dat weinig bekend is buiten een kring van insiders. </text:span><text:span text:style-name="T71">Hier ligt bij het bankproject een kans.</text:span></text:p>
      <text:p text:style-name="P78"><text:span text:style-name="T71">Je best doen voor een projectresultaat dat </text:span><text:span text:style-name="T72">betrekking heeft op een onbekende of zelfs afkeurenswaardige werel</text:span><text:span text:style-name="T73">d is minder makkelijk dan je best doen voor iets met een “goed” doel. Projecten op het terrein van bijvoorbeeld hulpmiddelen voor gehandicapten zijn een voorbeeld van het tegenovergestelde. Als iemand met een beperking geholpen kan worden met iets wat jij maakt, dan blijkt dat motiverend te werken, intrinsiek, maar ook qua ontmoette waardering door anderen. Tegen de morele aantrekkingskracht van projecten in de zorgsector kan weinig op, en dat is </text:span><text:span text:style-name="T81">okee</text:span><text:span text:style-name="T73">. Maar er zijn meer nuttige instellingen dan ziekenhuizen en revalidatie-centra alleen. Banken horen daarbij. Daarbij kan het gaan over micro-kredieten of co</text:span><text:span text:style-name="T33">ö</text:span><text:span text:style-name="T73">peratieve instellingen of over de meer traditionele banken die hier deel uitmaken van het financi</text:span><text:span text:style-name="T33">ë</text:span><text:span text:style-name="T73">le raderwerk.<text:line-break/></text:span></text:p>
      <text:p text:style-name="P78"><text:span text:style-name="T73">Praktisch: Op dit moment gaan mensen in het bankproject aan de slag vanuit een zeer beperkte visie op hoe het nu allemaal echt werkt met interbancair monetair verkeer, beveiliging van verbindingen naar pinautomaten en fysieke beveiliging van die automaten zelf. En trouwens, hoe werkt zo’n gelduitgifte-systeem nu echt. Want het uitschuiven van twee aan elkaar geplakte honder</text:span><text:span text:style-name="T82">d</text:span><text:span text:style-name="T73">jes is een fenomeen waarop je helaas lang moet wachten.<text:line-break/></text:span></text:p>
      <text:p text:style-name="P78"><text:span text:style-name="T73">Om dit project context-rijker te maken zijn kan bijvoorbeeld een spreker uit de banken-wereld worden uitgenodigd. Dit kan iemand zijn met financi</text:span><text:span text:style-name="T33">ë</text:span><text:span text:style-name="T73">le of technische kennis of allebei.</text:span></text:p>
      <text:p text:style-name="P79"><text:span text:style-name="T73">V</text:span><text:span text:style-name="T43">oorbeelden:</text:span></text:p>
      <text:list xml:id="list2214709035" text:style-name="L2">
        <text:list-item>
          <text:p text:style-name="P108">Een werknemer van een pin-automaten fabriek (die ongetwijfeld heel veel niet mag vertellen, maar hopelijk ook sommige dingen wel).</text:p>
        </text:list-item>
        <text:list-item>
          <text:p text:style-name="P106"><text:soft-page-break/><text:span text:style-name="T73">Een financi</text:span><text:span text:style-name="T33">ë</text:span><text:span text:style-name="T73">el medewerker van een bank die kan vertellen wat er precies gebeurt als iemand in Spanje geldt opneemt van een rekening in Nederland.</text:span></text:p>
        </text:list-item>
        <text:list-item>
          <text:p text:style-name="P106"><text:span text:style-name="T73">Iemand die, binnen de grenzen van z’n non-disclosure agreement, kan vertellen hoe betalingsverkeer over WAN’s of Internet nu </text:span><text:span text:style-name="T74">echt </text:span><text:span text:style-name="T76">beveiligd wordt.</text:span></text:p>
        </text:list-item>
        <text:list-item>
          <text:p text:style-name="P107"><text:span text:style-name="T76">Een financi</text:span><text:span text:style-name="T34">ë</text:span><text:span text:style-name="T76">el expert die een wat genuanceerder licht kan laten schijnen op het verschijnsel bank, tussen de uitersten “dievenbende” en “de glamour van het grote geld” in. De bank als maatschappelijke dienstverlener</text:span><text:span text:style-name="T77">.</text:span></text:p>
        </text:list-item>
      </text:list>
      <text:p text:style-name="P80"><text:span text:style-name="T77">E</text:span><text:span text:style-name="T75">en excursie is een andere mogelijkheid. Het is dan wel belangrijk dat ook echt een inkijkje wordt gegund dat verder gaat dan een gepolijst verhaal door een voorlichter.</text:span></text:p>
      <text:p text:style-name="P47">In alle gevallen is sprake van verschaffen van een context die, behalve tot een beter projectresultaat, ook kan leiden tot een bredere visie van de student. Tijdens het afstuderen zijn er regelmatig studenten die er blijk van geven, zich totaal niet verdiept te hebben in de preciese plek van hun afstudeerwerk binnen de bedrijfsactiviteiten en doelstellingen van de opdrachtgever. De kans dat dat afstudeerwerk dan ook echt kan worden gebruikt in de praktijk van alledag verminderd daarmee. Terwijl het nu juist zo motiverend is als wat je maakt ook echt gebruikt wordt.</text:p>
      <text:p text:style-name="P84"><text:span text:style-name="T78">D</text:span><text:span text:style-name="T79">eze technische tunnelvisie is beperkend voor de ontplooiing van de student. Immers onbekend maakt onbemind. Met techniek als startpunt kan er bij een project een tot dan toe onbekende wereld voor iemand open gaan. </text:span><text:span text:style-name="T78">Als we </text:span><text:span text:style-name="T79">de student willen helpen bij het realiseren van z’n potentieel</text:span><text:span text:style-name="T78">, dan hoort de context waar mogelijk in beeld gebracht te worden. Natuurlijk niet ten koste van fundamentele technisch-inhoudelijke kennis en vaardigheden. Maar het</text:span><text:span text:style-name="T35"> één sluit het ander niet uit. Het bankproject is wat dat betreft één </text:span><text:span text:style-name="T36">van de </text:span><text:span text:style-name="T35">kans</text:span><text:span text:style-name="T36">en die zich voordoen om de student te leren op te kijken van z’n printplaat of monitor en z’n voordeel te doen met wat </text:span><text:span text:style-name="T37">hij om zich heen </text:span><text:span text:style-name="T36">ziet.</text:span></text:p>
      <text:h text:style-name="P103" text:outline-level="4"><text:span text:style-name="T179">4. </text:span>Studeren door te leren van andere studenten en docenten</text:h>
      <text:p text:style-name="P48">Wie de studenten met het bankproject bezig ziet, ziet dat ze van elkaar leren. Dat kan vari<text:span text:style-name="T7">ë</text:span>ren van samen nadenken over welke afspraken nodig zijn voor het communicatie-protocol tot na-apen <text:span text:style-name="T161">tot het na-apen van oplossing voor een (enigszins) betrouwbare biljet-uitgifte</text:span>. Ook na-apen is leren, zij het ook niet de meest “actieve” vorm.<text:line-break/><text:line-break/><text:span text:style-name="T156">Studenten geven elkaar ook uitleg, bijvoorbeeld over welke aansluitpinnen van een bepaald onderdeeltje waarvoor dienen. </text:span><text:span text:style-name="T157">Sommige uitleg gaat dieper, zoals een student met wat meer programmeerervaring, die aan een ander uitlegt hoe het precies zit met het gebruik van arrays in C </text:span><text:span text:style-name="T161">en wat je in Java het beste al dan niet bij elkaar kan stoppen in </text:span><text:span text:style-name="T41">één klasse.</text:span></text:p>
      <text:p text:style-name="P49">Ook leren van docenten gebeurt regelmatig. Bij contacten met SLC’ers <text:span text:style-name="T158">gaat het bijvoorbeeld om de hoe de studenten omgaat met problemen die hij tegenkomt. Probeert hij dingen alleen uit te zoeken en op wat voor momenten is dat handig, op wat voor momenten niet? Hoe gaat het in de groep? Ergert hij zich aan de opstelling van sommige groepsleden en bespreekt hij dat dan ook met die groepsleden. Escaleert hij indien nodig dergelijke problemen naar een docent, of ergert hij zich alleen, houdt z’n mond en trekt in z’n eentje </text:span><text:span text:style-name="T159">of met een maatje de kar. Gaan dergelijke zaken deel uit maken van z’n persoonlijke evaluatie? Is dat “klikken” of een mogelijkheid tot groei voor alle groepsleden? Een SLC </text:span><text:soft-page-break/><text:span text:style-name="T159">docent draagt daarin gezichtspunten aan die nieuw kunnen zijn voor een bepaalde student.<text:line-break/><text:line-break/></text:span><text:span text:style-name="T160">Ook techniek-docenten komen af en toe langslopen en de studenten kunnen met vragen bij ze terecht. De hulp varieert van hints over een oplossingsrichting tot even meekijken bij een concreet technisch probleem. </text:span><text:span text:style-name="T161">Al met al leren studenten bij </text:span><text:span text:style-name="T162">het bank-project </text:span><text:span text:style-name="T161">inderdaad </text:span><text:span text:style-name="T162">nu al veel </text:span><text:span text:style-name="T161">van andere studenten en van docenten.</text:span></text:p>
      <text:p text:style-name="P58">Project-management</text:p>
      <text:p text:style-name="P51"><text:span text:style-name="T162">Het specifieke karakter van dit project maakt het mogelijk </text:span><text:span text:style-name="T174">bepaalde</text:span><text:span text:style-name="T162"> </text:span><text:span text:style-name="T163">leer-</text:span><text:span text:style-name="T162">element</text:span><text:span text:style-name="T163">en</text:span><text:span text:style-name="T162"> nog wat meer expliciet aanwezig te laten zijn. Vanwege de koppeling van de banken van de verschillende groepen aan elkaar is samenwerking tussen de groepen studenten onderling mogelijk. Dit is een grootschaliger samenwerking dan in het liftproject. Daar volstaat informeel contact in principe.<text:line-break/><text:line-break/>Bij de schaal van samenwerking <text:s/>in bankproject wordt een wat meer formele benadering van project-management, volgorde-afhankelijkheden en manieren om </text:span><text:span text:style-name="T163">te zorgen dat de producten van de diverse groepen <text:s/>uiteindelijk in elkaar passen.<text:line-break/><text:line-break/>Project-management is bepaald geen nieuw probleem. Studenten komen echter over het algemeen niet zelf op het idee eens te kijken of er anderen zijn die goede ide</text:span><text:span text:style-name="T42">ë</text:span><text:span text:style-name="T163">en hierover <text:s/>op papier of </text:span><text:span text:style-name="T165">Y</text:span><text:span text:style-name="T163">ou</text:span><text:span text:style-name="T165">T</text:span><text:span text:style-name="T163">ube video hebben gezet. Waarschijnlijk zegt de meesten de kreet project-management niets. Hier ligt een kan</text:span><text:span text:style-name="T164">s. De bijdrage van de docent hoeft niet verder te gaan dan uitganspunt 2: Studeren met nieuwsgierigheid. </text:span></text:p>
      <text:p text:style-name="P51"><text:span text:style-name="T172">Van de student kan worden gevraagd </text:span><text:span text:style-name="T165">student gevraagd worden iets te zeggen over projecten in het algemeen. Daardoor wordt deze gestimuleerd er iets over te lezen. Bij sommigen zal dit interesse wekken. Immers een deel van onze technici worden uiteindelijk na een paar jaar werkervaring als projectmanager of hebben deze </text:span><text:span text:style-name="T173">incidenteel </text:span><text:span text:style-name="T165">de</text:span><text:span text:style-name="T173">ze rol als deel van hun werk</text:span><text:span text:style-name="T165">.</text:span></text:p>
      <text:p text:style-name="P52">Het leereffect wordt vergroot indien de studenten wordt gevraagd hierover heel kort iets op papier te zetten, <text:span text:style-name="T166">in eigen woorden, niet als standaard-formulerin</text:span><text:span text:style-name="T167">g</text:span><text:span text:style-name="T166">, </text:span><text:span text:style-name="T169">zodat de betreffende informatie ook werkelijk “geprocessed” wordt:</text:span></text:p>
      <text:p text:style-name="P53">Onderstaand wat mogelijke vragen om de student te helpen bij de kern te komen. Standaard antwoorden zijn erbij vermeld als hulp voor de docenten en dus <text:span text:style-name="T166">niet voor de studenten</text:span>, van hen wordt gevraagd met een eigen antwoord te komen.</text:p>
      <table:table table:name="Table2" table:style-name="Table2">
        <table:table-column table:style-name="Table2.A"/>
        <table:table-column table:style-name="Table2.B"/>
        <table:table-row table:style-name="TableLine94384026893920">
          <table:table-cell table:style-name="Table2.A1" office:value-type="string">
            <text:p text:style-name="P46">Vraag</text:p>
          </table:table-cell>
          <table:table-cell table:style-name="Table2.B1" office:value-type="string">
            <text:p text:style-name="P46">Standaard-antwoord <text:span text:style-name="T171">als hint aan docent</text:span></text:p>
          </table:table-cell>
        </table:table-row>
        <table:table-row table:style-name="TableLine94384027001792">
          <table:table-cell table:style-name="Table2.A2" office:value-type="string">
            <text:p text:style-name="P109">Wat is nou eigenlijk een project?</text:p>
          </table:table-cell>
          <table:table-cell table:style-name="Table2.B2" office:value-type="string">
            <text:p text:style-name="P50"><text:span text:style-name="T169">E</text:span><text:span text:style-name="T165">en </text:span><text:span text:style-name="T169">doelgericht stuk</text:span><text:span text:style-name="T165"> werk met </text:span><text:span text:style-name="T169">als voorwaarden </text:span><text:span text:style-name="T170">een goed gedefineerd</text:span><text:span text:style-name="T165"> begin, </text:span><text:span text:style-name="T170">eind, project-</text:span><text:span text:style-name="T169">resultaat </text:span><text:span text:style-name="T170">en kostenplaatje.</text:span></text:p>
          </table:table-cell>
        </table:table-row>
        <table:table-row table:style-name="TableLine94384026991392">
          <table:table-cell table:style-name="Table2.A2" office:value-type="string">
            <text:p text:style-name="P45">Waarom is project-management nodig?</text:p>
          </table:table-cell>
          <table:table-cell table:style-name="Table2.B2" office:value-type="string">
            <text:p text:style-name="P43">Omdat er sturing nodig is om te zorgen dat inderdaad aan de voorwaarden voldaan wordt.</text:p>
          </table:table-cell>
        </table:table-row>
        <table:table-row table:style-name="TableLine94384026993568">
          <table:table-cell table:style-name="Table2.A2" office:value-type="string">
            <text:p text:style-name="P44">Wat is een project-plan</text:p>
          </table:table-cell>
          <table:table-cell table:style-name="Table2.B2" office:value-type="string">
            <text:p text:style-name="P44">Een document waarin de genoemde voorwaarden expliciet worden vermeld en bij voorkeur ook <text:soft-page-break/>details zoals een planning die klopt met de genoemde tijdsduur.</text:p>
          </table:table-cell>
        </table:table-row>
        <table:table-row table:style-name="TableLine94384026988448">
          <table:table-cell table:style-name="Table2.A2" office:value-type="string">
            <text:p text:style-name="P43">Wat is een project-team</text:p>
          </table:table-cell>
          <table:table-cell table:style-name="Table2.B2" office:value-type="string">
            <text:p text:style-name="P43">Een groep mensen die voor de gelegenheid samenwerkt om een bepaald project te doen.</text:p>
          </table:table-cell>
        </table:table-row>
      </table:table>
      <text:p text:style-name="P50"/>
      <text:p text:style-name="P54">Er zijn natuurlijk veel meer vragen mogelijk, maar het wekken van een beginnende interesse is voldoende. Hoewel er zeker medestudenten zijn die hier al gevoel voor hebben, gaat het wat betreft uitgangspunt 4 om iets dat vooral de docent inbrengt, op basis van zijn inzicht <text:span text:style-name="T172">en liefst ook ervaring</text:span> in de beroepspraktijk.</text:p>
      <text:p text:style-name="P58">Samenwerking</text:p>
      <text:p text:style-name="P85"><text:span text:style-name="T80">Samenwerken in een team, of het nu een project-team of een voetbal-team is, heeft z’n eigen dynamiek. Ieder levert een bijdrage vanuit eigen rol, gebaseerd persoonlijkheid en inhoudelijk talent. Aanvallers, keepers, middenvelders, de </text:span><text:span text:style-name="T38">één is niet belangrijker dan de ander, ook al “scoor” je vooral met scoren.<text:line-break/><text:line-break/>Ook in project-teams is er sprake van een rolverdeling. Hiervoor bestaan verschillende theoretische modellen. Een bekend voorbeeld zijn de rollen van Belbin.<text:line-break/><text:line-break/></text:span><text:a xlink:type="simple" xlink:href="https://werkenmetteamrollen.nl/uitleg-teamrollen/" text:style-name="Internet_20_link" text:visited-style-name="Visited_20_Internet_20_Link"><text:span text:style-name="T38">https://werkenmetteamrollen.nl/uitleg-teamrollen/</text:span></text:a></text:p>
      <text:p text:style-name="P55"/>
      <text:p text:style-name="P55">Het gaat hier niet om dit theoretisch model op zich. De docent kan het noemen en ge<text:span text:style-name="T7">ï</text:span>nteresseerde studenten kunnen er iets over lezen. Het gaat er echter vooral om, de studenten de ogen te openen voor het feit dat niet iedereen dezelfde aanleg en voorkeuren heeft wat betref z’n rol in een project-team. Als je van jezelf weet waar je goed in bent, en ook kunt zien waar anderen goed in zijn, loopt de samenwerking soepeler. <text:span text:style-name="T175">Niet iedereen is een voorzitter, specialist of groepswerker. Dat hoeft ook niet. Een team functioneert als beste als de rollen zo verdeeld zijn dat ze het beste bij de teamleden passen. Daarbij is een voorzitter niet belangrijker dan een specialist of bedrijfsman.</text:span></text:p>
      <text:p text:style-name="P56"><text:span text:style-name="T175">Het doorbreken van </text:span><text:span text:style-name="T176">het inzicht dat ieder z’n eigen soort bijdrage levert, </text:span><text:span text:style-name="T175"><text:s/>kan gestimuleerd worden door bijvoorbeeld de rollen van Belbin kort te bespreken. </text:span><text:span text:style-name="T176">Aan de studenten kan dan gevraagd worden, in </text:span><text:span text:style-name="T177">hun</text:span><text:span text:style-name="T176"> persoonlijke evaluatie aan te geven welke rol het dichtst kwam bij die van he</text:span><text:span text:style-name="T177">n</text:span><text:span text:style-name="T176"> in het bank-project en dit toe te lichten. Hierover nadenken helpt later ook bij de beroepskeuze.</text:span></text:p>
      <text:p text:style-name="P57"><text:span text:style-name="T177">Ook de rollen van anderen binnen het team kunnen worden benoemd. Dit kweekt oog voor mensen en daarmee mensenkennis. Het zorgt dat conflicten beter worden begrepen en gehanteerd. Immers als je snapt </text:span><text:span text:style-name="T168">waarom </text:span><text:span text:style-name="T177">iemand iets doet, kun je hem tegemoet treden met meer begrip en minder boosheid. Dat is een belangrijke stap naar het oplo</text:span><text:span text:style-name="T178">ss</text:span><text:span text:style-name="T177">en van zulke conflicten.<text:line-break/><text:line-break/></text:span><text:span text:style-name="T178">Zo leren studenten inderdaad van andere studenten en krijgt uitgangspunt 4 meer inhoud. Ze leren elkaars verschillen te zien zonder daar al te snel een oordeel aan te verbinden. Wie dat heeft geleerd is een beter teamlid, ook later op het werk.</text:span><text:span text:style-name="T177"><text:line-break/></text:span></text:p>
      <text:h text:style-name="Heading_20_4" text:outline-level="4"><text:soft-page-break/>5. <text:s/>Studeren met eigenaarschap en verantwoordelijkheid<text:span text:style-name="T175"><text:line-break/></text:span></text:h>
      <text:p text:style-name="P57">Het bankproject is minder eenduidig gedefinieerd dan het liftproject. Bij de lift zijn de eisen zodanig dat de oplossingsrichting op z’n minst voor de hand ligt. Vrijwel alle studenten gebruiken een stappenmotor om de lift in de buurt van het doel te brengen en daarna een fotodiode om te kijken of hij precies bij de verdieping is. Enige vrijheid is er in de semantische laag (wat de messages betekenen, niet hoe ze technisch in elkaar zitten) van het protocol waarmee de Arduino’s communiceren. Ook de taakverdeling tussen centrale unit en etage-processors kan iets vari<text:span text:style-name="T7">ë</text:span><text:span text:style-name="T180">ren. Wat betreft de mechanica maken de meeste studenten er een zwoegende hijskraan van in plaats van een energie-zuinige balans met een tegenwicht zoals een echte lift.</text:span></text:p>
      <text:p text:style-name="P110">De bank biedt veel meer opties. Om te beginnen is er het mechanische gelduitgifte-systeem. Hier is ruimte voor individuele, creatieve oplossingen die het wel moeten <text:s/>doen, anders leidt de groepsprestatie schipbreuk: eigenaarschap en verantwoordelijkheid voor de studenten die dit deel voor hun rekening nemen. Ook de GUI van de geldautomaat biedt veel meer vrijheid tot creatieve oplossingen. Ook hier gaat het weer om keuzen met consequenties. Ook de student die zich eigenaar maakt van dit deel van het probleem heeft daarmee verantwoordelijkheid voor het totaalresultaat. Een <text:span text:style-name="T187">onlogisch of </text:span>onpraktisch userinterface heeft negatieve consequenties voor de beoordeling en daarmee voor de hele groep.<text:line-break/><text:line-break/><text:span text:style-name="T181">Bij het bankproject worden de studenten ook al meer losgelaten dan bij de lift. De begeleiding is al iets meer on-demand dan bij de “groentjes” in het liftproject. Er hoeft geen middelbare scholier meer geupgrade te worden tot een student. De meesten hebben inmiddels wel in de gaten dat er bij HR-TI eigen initiatief van je verwacht wordt </text:span><text:span text:style-name="T182">en velen hebben wat dat betreft voortgang geboekt. Daarmee is er ruimte voor meer </text:span><text:span text:style-name="T187">eigen verantwoordelijkheid.</text:span><text:span text:style-name="T182"><text:line-break/><text:line-break/>Om eigenaarschap en verantwoordelijkheid bij alle projectteam-leden te bevorderen is het belangrijk dat de leden een heldere, expliciete taakverdeling overeenkomen waarbij ieder lid inderdaad eigenaar is van een onderdeel van het projectresultaat en daarmee verantwoordelijk voor het voldoen aan de requirements betreffende dat onderdeel. Deze expliciete taakverdeling speelt een rol bij de beoordeling. <text:s text:c="3"/>Iedere student </text:span><text:span text:style-name="T187">hoort te kunnen aangeven</text:span><text:span text:style-name="T182"> </text:span><text:span text:style-name="T187">wat</text:span><text:span text:style-name="T182"> zijn aandeel is in het geheel </text:span><text:span text:style-name="T183">en </text:span><text:span text:style-name="T184">bij de beoordeling ook desgevraagd </text:span><text:span text:style-name="T185">in detail </text:span><text:span text:style-name="T184">te kunne</text:span><text:span text:style-name="T185">n </text:span><text:span text:style-name="T184">vertellen hoe hij dit aandeel </text:span><text:span text:style-name="T186">precies </text:span><text:span text:style-name="T185">heeft ingevuld. </text:span><text:span text:style-name="T186">Dit is zeker niet teveel gevraagd, wie een actief aandeel heeft geleverd kan daar over vertellen, hoeft niet in mooie woorden.</text:span></text:p>
      <text:h text:style-name="P89" text:outline-level="2" text:is-list-header="true">Het <text:span text:style-name="T190">keuze</text:span>-project</text:h>
      <text:h text:style-name="P95" text:outline-level="3">Wat is <text:s/>het</text:h>
      <text:p text:style-name="P111">Het keuzeproject, op dit moment project 5/6 bij technische informatica, is een project <text:span text:style-name="T198">in het tweede studiejaar, </text:span>waarvan de studenen zelf het onderwerp kiezen. Ook bij dit project wordt in groepen gewerkt. Onderwerpen vari<text:span text:style-name="T7">ë</text:span><text:span text:style-name="T43">ren van rolstoelen en handprothesen tot dakgoot-reinigers en laser-projectors. Elk project heeft een opdrachtgever. Soms is deze opdrachtgever extern, soms is het een docent binnen de hogeschool.<text:line-break/><text:line-break/>De projecten worden afgerond met een </text:span><text:span text:style-name="T83">feestelijke </text:span><text:span text:style-name="T43">eindmarkt, waarvoor alle studenten en docenten als bezoeker worden uitgenodigd. De bezoekers kunnen een aantal punten verdelen over de projecten. Voor de winnende projecten zijn er prijzen, </text:span><text:span text:style-name="T83">bijvoorbeeld een taart.</text:span></text:p>
      <text:p text:style-name="P112"><text:span text:style-name="T43">Een uitdaging bij een deel van de keuzeprojecten is de verkrijgbaarheid van de hardware. Met het huidige chiptekort is deze uitdaging nog groter geworden. Hardware waar de studenten vertrouwd mee zijn is soms niet meer te krijgen en alternatieven moeten worden onderzocht.</text:span></text:p>
      <text:p text:style-name="P112"><text:span text:style-name="T43">Daarnaast valt de leveringstermijn regelmatig tegen. Er wordt dan een beroep gedaan op de creativiteit van de studenten. Studenten reageren hier uiteenlopend op. Sommige komen inderdaad met creatieve oplossingen. Een minderheid blijft hierin passief. Soms mislukt een project hierdoor, maar dat zijn uitzonderinge</text:span><text:span text:style-name="T84">n.<text:line-break/><text:line-break/>De samenwerking in de groepen is meestal goed, de studenten die het zover hebben weten te brengen, blijken dit nu echt wel behoorlijk geleerd te hebben. Ze kennen elkaar ook beter en de groepsindeling is vrij, waardoor er binnen de teams vaak een goede “klik” is.</text:span></text:p>
      <text:h text:style-name="P93" text:outline-level="3">Het project door de bril van de 5 uitgangspunten</text:h>
      <text:h text:style-name="P104" text:outline-level="4"><text:span text:style-name="T148">1. Studeren met pl</text:span><text:span text:style-name="T154">e</text:span><text:span text:style-name="T148">zier</text:span></text:h>
      <text:p text:style-name="P113">Het plezier van dit project begint al bij de vrijheid in onderwerpskeuze. Studenten kiezen onderwerpen waar ze vaak echt affiniteit mee hebben. Dit kan bijvoorbeeld een prothese zijn die gebruikt kan worden door een van de groepsleden of door een familielid. Of gewoon iets leuks, zoals een bolvormige 3D display, gemaakt met een boogvormige roterende kleuren-ledstrip. Of iets dat aansluit bij een persoonlijke passie, zoals een electronische beeldversterker voor een telescoop.</text:p>
      <text:p text:style-name="P113">Sommige groepen zijn echt enthousiast over wat ze aan het doen zijn en halen alles uit de kast. De projectresultaten zijn vaak meer dan alleen functioneel, ook aan het uiterlijk wordt zorg besteed. Pittoreske maar toch wat corny ge-laser-cutte kastjes maken plaats voor ge-3D-printe kunststofbehuizingen met vloeiende lijnen. Een enkel projectresultaat is bijna rijp voor productie, maar dat zijn uitzonderingen.</text:p>
      <text:p text:style-name="P113">De projectresultaten laten zien wat de studenten allemaal al kunnen, en dat is niet gering. Geconfronteerd met een probleemstelling weten de meesten te komen tot een min of meer functionerende technische oplossing. <text:span text:style-name="T199">Al met al is er rond het eindresultaat sprake van plezier voor </text:span><text:soft-page-break/><text:span text:style-name="T199">studenten </text:span><text:span text:style-name="T192">e</text:span><text:span text:style-name="T85">n docenten, een mooie mijlpaal.</text:span></text:p>
      <text:p text:style-name="P114"><text:span text:style-name="T43">De weg naar dat eindresultaat is er eentje met ups en downs. Zoals bij “echte” projecten is slagen of falen vaak een kwestie van heel veel inzet, volharding en, waar nodig, improvisatie. Een <text:s/>belangrijkste succesfactor is de specificatie van eisen aan het projectresultaat. Het is heel eenvoudig projecten te defini</text:span><text:span text:style-name="T7">ë</text:span><text:span text:style-name="T43">ren die te hoog gegrepen zijn of waarbij het niet duidelijk is wat de opdrachtgever nu precies verwacht.</text:span></text:p>
      <text:p text:style-name="P114"><text:span text:style-name="T86">Het feit dat het om een keuzeproject gaat, vergroot het risico dat men meer afbijt dan men kan kauwen. Dat is op zich een hele nuttige ervaring, waarbij het kwartje meestal niet in </text:span><text:span text:style-name="T193">één keer valt. Uit de praktijk is de factor 3 of, voor technici, π bekend. Verwijder alle toeters en bellen uit de eisen aan het eindresultaat, denk van te voren heel goed na over het ontwerp, doe je uiterste best en met heel veel geluk doe je er 3 keer zo lang over dan je gepland had.</text:span></text:p>
      <text:p text:style-name="P114"><text:span text:style-name="T193">“Het slagen of falen van een project wordt bepaald in de requirements-fase” is een bekend gezegde uit het bedrijfsleven. De missers halen soms de krant. De Fyra, de Vliegende Hollander bij de Efteling, IT-projecten bij de overheid, de reeks is eindeloos. Van studenten kan niet worden verwacht dat ze deze valkuil helemaal in hun eentje vermijden. Een beetje spanning is meestal niet erg, kan zelfs bijdragen aan het plezier. Maar keihard werken aan een complete mislukking is geen nuttige leerervaring.</text:span></text:p>
      <text:p text:style-name="P114"><text:span text:style-name="T193">Wat hieraan te doen valt is simpel: Studenten mogen hier een beetje tegen zichzelf in bescherming worden genomen. </text:span><text:span text:style-name="T194">Bij de goedkeuring van het projectvoorstel is het belangrijk dat hierop wordt gelet. </text:span><text:span text:style-name="T195">Sommige projecten kunnen beter in tweeën worden gehakt. Of in nog meer moten. Dit gebeurt soms achteraf: Zo ver zijn we gekomen, de rest is voor het volgende team. Indien dit echter door inbreng van de ervaring van een docent, al van te voren kan gebeuren heeft dat een belangrijk voordeel. Geleerd wordt dat projecten niet onbeheersbaar zijn, mits men een stukje ervaringswijsheid uit het bedrijfsleven inzet: de factor π.<text:line-break/><text:line-break/>Nogmaals, dit is iets waarvan steeds opnieuw blijkt dat mensen het </text:span><text:span text:style-name="T196">niet</text:span><text:span text:style-name="T197"> makkelijk door ervaring alleen leren. Daarvoor verdwijnen er te veel dure “real world” projecten in de shredder. Het is goed als docenten dit hardnekkige fenomeen van budget-overschrijding. Dit is <text:s/>nu typisch een geval waarbij de docent zijn eigen ervaring of inzicht inbrengt. Een docent is niet alleen een procesbegeleider, hij draagt ook vakkennis over, technisch en procesmatig.<text:line-break/><text:line-break/>Meestal gaat dit aspect bij het keuze-project goed. Een enkele keer was in plaats van een mislukking een positieve leerervaring mogelijk geweest.</text:span><text:span text:style-name="T193"><text:line-break/><text:line-break/></text:span></text:p>
      <text:h text:style-name="P104" text:outline-level="4"><text:soft-page-break/>2. Studeren met nieuwsgierigheid</text:h>
      <text:h text:style-name="P102" text:outline-level="4">3. Een contextrijke leeromgeving</text:h>
      <text:h text:style-name="P104" text:outline-level="4"><text:span text:style-name="T189">4. </text:span><text:span text:style-name="T188">Studeren door te leren van andere studenten en docenten</text:span></text:h>
      <text:h text:style-name="P104" text:outline-level="4">5. <text:s/>Studeren met eigenaarschap en verantwoordelijkheid<text:span text:style-name="T175"><text:line-break/></text:span></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01T11:50:22.480052685</dc:date>
    <meta:editing-duration>PT10H58M30S</meta:editing-duration>
    <meta:editing-cycles>144</meta:editing-cycles>
    <meta:generator>LibreOffice/7.3.3.2$Linux_X86_64 LibreOffice_project/30$Build-2</meta:generator>
    <meta:document-statistic meta:table-count="2" meta:image-count="0" meta:object-count="0" meta:page-count="21" meta:paragraph-count="165" meta:word-count="8448" meta:character-count="53682" meta:non-whitespace-character-count="45331"/>
  </office:meta>
</office:document-meta>
</file>